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T Mono" svg:font-family="'PT Mono', monospace, monospace, 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242424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color="#ff0000"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paragraph-properties style:line-height-at-least="0.198in"/>
      <style:text-properties fo:color="#d4d4d4" style:font-name="PT Mono" fo:font-size="10.5pt" fo:font-weight="normal" fo:background-color="#21222b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left="0in" fo:margin-right="0in" fo:margin-top="0in" fo:margin-bottom="0in" fo:orphans="2" fo:widows="2" fo:text-indent="0in" style:auto-text-indent="false" fo:padding="0in" fo:border="none"/>
      <style:text-properties fo:color="#d4d4d4" style:font-name="PT Mono" fo:font-size="10.5pt" fo:font-weight="normal" fo:background-color="#21222b"/>
    </style:style>
    <style:style style:name="P8" style:family="paragraph" style:parent-style-name="Standard">
      <style:paragraph-properties fo:margin-top="0in" fo:margin-bottom="0.1965in" style:line-height-at-least="0.198in"/>
      <style:text-properties fo:color="#d4d4d4" style:font-name="PT Mono" fo:font-size="10.5pt" fo:font-weight="normal" fo:background-color="#21222b"/>
    </style:style>
    <style:style style:name="T1" style:family="text">
      <style:text-properties fo:font-variant="normal" fo:text-transform="none" fo:color="#242424" fo:letter-spacing="normal" fo:font-style="normal"/>
    </style:style>
    <style:style style:name="T2" style:family="text">
      <style:text-properties fo:font-variant="normal" fo:text-transform="none" fo:color="#242424" fo:letter-spacing="normal" fo:font-style="normal" fo:font-weight="normal"/>
    </style:style>
    <style:style style:name="T3" style:family="text">
      <style:text-properties fo:font-variant="normal" fo:text-transform="none" fo:color="#242424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Nahid Jabeen <text:s text:c="3"/>7/2/25</text:p>
      <text:p text:style-name="Standard"/>
      <text:p text:style-name="P2"><text:span text:style-name="T2">#</text:span><text:span text:style-name="T5">###################### PetaLinux with ZedBoard #######################</text:span></text:p>
      <text:p text:style-name="P2"><text:span text:style-name="T2"/></text:p>
      <text:list xml:id="list701819631956869936" text:style-name="L1">
        <text:list-item>
          <text:p text:style-name="P4">URL: <text:a xlink:type="simple" xlink:href="https://www.hackster.io/nikilthapa/zedboard-linux-uio-application-using-vitis-ide-883a43#:~:text=When%20Linux%20boots%20up%2C%20it,Debug%20Configurations%20%3E%20New%20Configuration%20%3E%20Debug" text:style-name="Internet_20_link" text:visited-style-name="Visited_20_Internet_20_Link">Zedboard: Linux UIO Application using Vitis IDE - Hackster.io</text:a></text:p>
          <text:p text:style-name="P1">Petalinux</text:p>
        </text:list-item>
      </text:list>
      <text:p text:style-name="P2"><text:a xlink:type="simple" xlink:href="https://www.hackster.io/nikilthapa/zedboard-linux-uio-application-using-vitis-ide-883a43#:~:text=When%20Linux%20boots%20up%2C%20it,Debug%20Configurations%20%3E%20New%20Configuration%20%3E%20Debug" text:style-name="Internet_20_link" text:visited-style-name="Visited_20_Internet_20_Link"><text:span text:style-name="T2">https://www.hackster.io/nikilthapa/zedboard-linux-uio-application-using-vitis-ide-883a43#:~:text=When%20Linux%20boots%20up%2C%20it,Debug%20Configurations%20%3E%20New%20Configuration%20%3E%20Debug</text:span></text:a></text:p>
      <text:p text:style-name="P2"><text:span text:style-name="T2"/></text:p>
      <text:p text:style-name="P2"><text:span text:style-name="T2"/></text:p>
      <text:p text:style-name="P3"><text:span text:style-name="T4"/></text:p>
      <text:p text:style-name="P2"><text:span text:style-name="T2">####################### Linux on ZedBoard using Vitis Unified IDE #######################</text:span></text:p>
      <text:p text:style-name="P2"><text:span text:style-name="T2"/></text:p>
      <text:p text:style-name="P2"><text:span text:style-name="T2">After creating a platform Vitis reported:</text:span></text:p>
      <text:p text:style-name="P2"><text:span text:style-name="T2"/></text:p>
      <text:p text:style-name="P7"><text:span text:style-name="T1">13:58:06 INFO  : updated workspace path: C:\PROJECTS-NJK\Vitis-zed-board-Linux</text:span></text:p>
      <text:p text:style-name="P5">13:58:08 INFO  : cmd.exe, /C, C:\Xilinx\Vitis\2024.2\tps\win64\lopper-1.1.0\env\Scripts\activate.bat &amp;&amp; python C:\Xilinx\Vitis\2024.2\data\embeddedsw\scripts\pyesw\\get_template_data.py -d C:\Users\nahid\AppData\Local\Temp\rigel_lopper_nahid10757088770423797330 -r C:\Users\nahid\AppData\Local\Temp\rigel_lopper_nahid12110918509033127005\.repo.yaml &amp;&amp; C:\Xilinx\Vitis\2024.2\tps\win64\lopper-1.1.0\env\Scripts\deactivate.bat</text:p>
      <text:p text:style-name="P5">13:58:08 INFO  : Embedded Template List generated successfully</text:p>
      <text:p text:style-name="P6"/>
      <text:p text:style-name="P5">13:58:08 INFO  : cmd.exe, /C, C:\Xilinx\Vitis\2024.2\tps\win64\lopper-1.1.0\env\Scripts\activate.bat &amp;&amp; python C:\Xilinx\Vitis\2024.2\data\embeddedsw\scripts\pyesw\\repo.py -st   C:\Xilinx\Vitis\2024.2\data\embeddedsw &amp;&amp; C:\Xilinx\Vitis\2024.2\tps\win64\lopper-1.1.0\env\Scripts\deactivate.bat</text:p>
      <text:p text:style-name="P6"/>
      <text:p text:style-name="P5">13:58:10 INFO  : Successfully created repository data at C:\PROJECTS-NJK\Vitis-zed-board-Linux/_ide\.wsdata</text:p>
      <text:p text:style-name="P6"/>
      <text:p text:style-name="P5">13:58:10 INFO  : Embedded Template List generated successfully</text:p>
      <text:p text:style-name="P6"/>
      <text:p text:style-name="P5">13:58:35 INFO  : Found no platform with name 'zed' in install repositories</text:p>
      <text:p text:style-name="P6"/>
      <text:p text:style-name="P5">13:58:35 INFO  : Lopper command for cpu List generation: lopper --enhanced --werror -f -O C:\PROJECTS-NJK\Vitis-zed-board-Linux\.rigel_lopper -i C:\Xilinx\Vitis\2024.2\tps\win64\lopper-1.1.0\env\Lib\site-packages\lopper\lops\lop-cpu-oslist.dts C:\PROJECTS-NJK\Vitis-zed-board-Linux\.rigel_lopper_temp_platform\zed\hw\sdt\system-top.dts</text:p>
      <text:p text:style-name="P6"/>
      <text:p text:style-name="P5">13:58:35 INFO  : cmd.exe, /C, C:\Xilinx\Vitis\2024.2\tps\win64\lopper-1.1.0\env\Scripts\activate.bat &amp;&amp; lopper --enhanced --werror -f -O C:\PROJECTS-<text:soft-page-break/>NJK\Vitis-zed-board-Linux\.rigel_lopper -i C:\Xilinx\Vitis\2024.2\tps\win64\lopper-1.1.0\env\Lib\site-packages\lopper\lops\lop-cpu-oslist.dts C:\PROJECTS-NJK\Vitis-zed-board-Linux\.rigel_lopper_temp_platform\zed\hw\sdt\system-top.dts &amp;&amp; C:\Xilinx\Vitis\2024.2\tps\win64\lopper-1.1.0\env\Scripts\deactivate.bat</text:p>
      <text:p text:style-name="P6"/>
      <text:p text:style-name="P5">13:58:36 INFO  : CPU List generated successfully</text:p>
      <text:p text:style-name="P6"/>
      <text:p text:style-name="P5">13:58:40 INFO  : Platform zedBoard-platform creation started.</text:p>
      <text:p text:style-name="P6"/>
      <text:p text:style-name="P5">13:58:40 INFO  : Lopper command for cpu List generation: lopper --enhanced --werror -f -O C:\PROJECTS-NJK\Vitis-zed-board-Linux\.rigel_lopper -i C:\Xilinx\Vitis\2024.2\tps\win64\lopper-1.1.0\env\Lib\site-packages\lopper\lops\lop-cpu-oslist.dts C:\PROJECTS-NJK\Vitis-zed-board-Linux\zedBoard-platform\hw\sdt\system-top.dts</text:p>
      <text:p text:style-name="P6"/>
      <text:p text:style-name="P5">13:58:40 INFO  : cmd.exe, /C, C:\Xilinx\Vitis\2024.2\tps\win64\lopper-1.1.0\env\Scripts\activate.bat &amp;&amp; lopper --enhanced --werror -f -O C:\PROJECTS-NJK\Vitis-zed-board-Linux\.rigel_lopper -i C:\Xilinx\Vitis\2024.2\tps\win64\lopper-1.1.0\env\Lib\site-packages\lopper\lops\lop-cpu-oslist.dts C:\PROJECTS-NJK\Vitis-zed-board-Linux\zedBoard-platform\hw\sdt\system-top.dts &amp;&amp; C:\Xilinx\Vitis\2024.2\tps\win64\lopper-1.1.0\env\Scripts\deactivate.bat</text:p>
      <text:p text:style-name="P6"/>
      <text:p text:style-name="P5">13:58:41 INFO  : CPU List generated successfully</text:p>
      <text:p text:style-name="P6"/>
      <text:p text:style-name="P5">13:58:41 INFO  : created .gitignore file for the project C:\PROJECTS-NJK\Vitis-zed-board-Linux\zedBoard-platform</text:p>
      <text:p text:style-name="P6"/>
      <text:p text:style-name="P5">13:58:41 INFO  : ZYNQ: Using the QEMU args from install at  : C:\Xilinx\Vitis\2024.2\data\emulation\platforms\zynq\sw\a9_linux\qemu\qemu_args.txt</text:p>
      <text:p text:style-name="P6"/>
      <text:p text:style-name="P5">13:58:41 INFO  : ZYNQ: Using the QEMU args from install at  : C:\Xilinx\Vitis\2024.2\data\emulation\platforms\zynq\sw\a9_standalone\qemu\qemu_args.txt</text:p>
      <text:p text:style-name="P6"/>
      <text:p text:style-name="P5">13:58:41 INFO  : ZYNQ: Using the QEMU args from install at  : C:\Xilinx\Vitis\2024.2\data\emulation\platforms\zynq\sw\a9_linux\qemu\qemu_args.txt</text:p>
      <text:p text:style-name="P6"/>
      <text:p text:style-name="P5">13:58:41 INFO  : Domain linux_ps7_cortexa9 added successfully.</text:p>
      <text:p text:style-name="P6"/>
      <text:p text:style-name="P5">13:58:41 INFO  : lopper command to generate BSP :python C:\Xilinx\Vitis\2024.2\data\embeddedsw/scripts/pyesw//create_bsp.py -w C:\PROJECTS-NJK\Vitis-zed-board-Linux\zedBoard-platform\zynq_fsbl\zynq_fsbl_bsp -p ps7_cortexa9_0 -o standalone -s C:\PROJECTS-NJK\Vitis-zed-board-Linux\zedBoard-platform\hw\sdt\system-top.dts -t zynq_fsbl -r C:\PROJECTS-NJK\Vitis-zed-board-Linux\_ide\.wsdata\.repo.yaml</text:p>
      <text:p text:style-name="P6"/>
      <text:p text:style-name="P5">13:58:41 INFO  : cmd.exe, /C, C:\Xilinx\Vitis\2024.2\tps\win64\lopper-<text:soft-page-break/>1.1.0\env\Scripts\activate.bat &amp;&amp; python C:\Xilinx\Vitis\2024.2\data\embeddedsw\scripts\pyesw\\create_bsp.py -w C:\PROJECTS-NJK\Vitis-zed-board-Linux\zedBoard-platform\zynq_fsbl\zynq_fsbl_bsp -p ps7_cortexa9_0 -o standalone -s C:\PROJECTS-NJK\Vitis-zed-board-Linux\zedBoard-platform\hw\sdt\system-top.dts -t zynq_fsbl -r C:\PROJECTS-NJK\Vitis-zed-board-Linux\_ide\.wsdata\.repo.yaml &amp;&amp; C:\Xilinx\Vitis\2024.2\tps\win64\lopper-1.1.0\env\Scripts\deactivate.bat</text:p>
      <text:p text:style-name="P6"/>
      <text:p text:style-name="P5">13:58:52 INFO  : Successfully created Domain at C:\PROJECTS-NJK\Vitis-zed-board-Linux\zedBoard-platform\zynq_fsbl\zynq_fsbl_bsp</text:p>
      <text:p text:style-name="P6"/>
      <text:p text:style-name="P5">13:58:52 INFO  : lopper command to create baremetal application :python C:\Xilinx\Vitis\2024.2\data\embeddedsw/scripts/pyesw//create_app.py -s C:\PROJECTS-NJK\Vitis-zed-board-Linux\zedBoard-platform\zynq_fsbl -t zynq_fsbl -d C:\PROJECTS-NJK\Vitis-zed-board-Linux\zedBoard-platform\zynq_fsbl\zynq_fsbl_bsp -n fsbl -r C:\PROJECTS-NJK\Vitis-zed-board-Linux\_ide\.wsdata\.repo.yaml</text:p>
      <text:p text:style-name="P6"/>
      <text:p text:style-name="P5">13:58:52 INFO  : cmd.exe, /C, C:\Xilinx\Vitis\2024.2\tps\win64\lopper-1.1.0\env\Scripts\activate.bat &amp;&amp; python C:\Xilinx\Vitis\2024.2\data\embeddedsw\scripts\pyesw\\validate_bsp.py -t zynq_fsbl -d C:\PROJECTS-NJK\Vitis-zed-board-Linux\zedBoard-platform\zynq_fsbl\zynq_fsbl_bsp -r C:\PROJECTS-NJK\Vitis-zed-board-Linux\_ide\.wsdata\.repo.yaml &amp;&amp; C:\Xilinx\Vitis\2024.2\tps\win64\lopper-1.1.0\env\Scripts\deactivate.bat</text:p>
      <text:p text:style-name="P6"/>
      <text:p text:style-name="P5">13:58:53 INFO  : Successfully validated template zynq_fsbl</text:p>
      <text:p text:style-name="P6"/>
      <text:p text:style-name="P5">13:58:58 INFO  : Successfully Created Application sources at C:/PROJECTS-NJK/Vitis-zed-board-Linux/zedBoard-platform/zynq_fsbl</text:p>
      <text:p text:style-name="P6"/>
      <text:p text:style-name="P5">13:58:58 INFO  : Platform FSBL Boot domain added successfully.</text:p>
      <text:p text:style-name="P6"/>
      <text:p text:style-name="P5">13:58:58 INFO  : Platform creation finished successfully.</text:p>
      <text:p text:style-name="P6"/>
      <text:p text:style-name="P5">13:58:58 INFO  : Platform Quick Build initiated.</text:p>
      <text:p text:style-name="P6"/>
      <text:p text:style-name="P5">13:58:58 INFO  : Generating Export directory</text:p>
      <text:p text:style-name="P6"/>
      <text:p text:style-name="P5">13:58:58 INFO  : Generated platform metadata for creating application(s) based on platform zedBoard-platform.</text:p>
      <text:p text:style-name="P8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4">######################## My PetaLinux QEMU (Without ZedBoard) #######################</text:span></text:p>
      <text:p text:style-name="P2"><text:span text:style-name="T2"/></text:p>
      <text:p text:style-name="P2">Nahid Jabeen <text:s text:c="3"/>4/11/25</text:p>
      <text:p text:style-name="Standard"/>
      <text:p text:style-name="Standard">1. URL: https://www.bing.com/videos/riverview/relatedvideo?q=how+to+use+petalinux-create+command&amp;mid=77157BE1E61B358C05B777157BE1E61B358C05B7&amp;FORM=VIRE (AMD YOUTUBE)</text:p>
      <text:p text:style-name="Standard"/>
      <text:p text:style-name="Standard">2. URL: https://www.xilinx.com/support/download/index.html/content/xilinx/en/downloadNav/embedded-design-tools.html (PETALINUX)</text:p>
      <text:p text:style-name="Standard"/>
      <text:p text:style-name="Standard">3. URL: https://www.xilinx.com/support/download/index.html/content/xilinx/en/downloadNav/vitis.html (VITIS)</text:p>
      <text:p text:style-name="Standard"/>
      <text:p text:style-name="Standard">4. URL: https://adaptivesupport.amd.com/s/article/73296?language=en_US (AR# 73296)</text:p>
      <text:p text:style-name="Standard"/>
      <text:p text:style-name="Standard"><text:tab/>Command to run the script:</text:p>
      <text:p text:style-name="Standard"><text:tab/>$ sudo ./plnx-env-setup.sh (I downloaded plnx-env-setup.sh)</text:p>
      <text:p text:style-name="Standard"/>
      <text:p text:style-name="Standard">5. URL: https://xilinx-wiki.atlassian.net/wiki/spaces/A/overview (XILINX wiki)</text:p>
      <text:p text:style-name="Standard"><text:s text:c="3"/>URL: https://xilinx-wiki.atlassian.net/wiki/spaces/A/pages/3105161217/2024.2+Release <text:soft-page-break/>(TREMENDOUS INFORMATION)</text:p>
      <text:p text:style-name="Standard"><text:tab/>You can download Zynq 7000 BSP and prebuilt FW</text:p>
      <text:p text:style-name="Standard"><text:tab/>Zynq 7000 BSP: I downloaded xilinx-zc702-xsct-2024.2.bsp from https://www.xilinx.com/support/download/index.html/content/xilinx/en/downloadNav/embedded-design-tools.html (PETALINUX)</text:p>
      <text:p text:style-name="Standard"><text:tab/>prebuilt FW: This can be cloned if needed</text:p>
      <text:p text:style-name="Standard"/>
      <text:p text:style-name="Standard">6. URL:https://docs.amd.com/r/en-US/ug1144-petalinux-tools-reference-guide (PetaLinux Tools Documentation)</text:p>
      <text:p text:style-name="Standard"/>
      <text:p text:style-name="Standard">7. URL:https://linuxize.com/post/how-to-create-users-in-linux-using-the-useradd-command/</text:p>
      <text:p text:style-name="Standard"/>
      <text:p text:style-name="Standard">Create user (in Ubuntu)</text:p>
      <text:p text:style-name="Standard"/>
      <text:p text:style-name="Standard">root@Nice2behere:/# <text:s/>useradd jabeen</text:p>
      <text:p text:style-name="Standard">root@Nice2behere:/etc# id jabeen</text:p>
      <text:p text:style-name="Standard">uid=1000(jabeen) gid=1000(jabeen) groups=1000(jabeen)</text:p>
      <text:p text:style-name="Standard">root@Nice2behere:/etc# passwd jabeen</text:p>
      <text:p text:style-name="Standard">New password:</text:p>
      <text:p text:style-name="Standard">Retype new password:</text:p>
      <text:p text:style-name="Standard">passwd: password updated successfully</text:p>
      <text:p text:style-name="Standard"/>
      <text:p text:style-name="Standard">8. User the account</text:p>
      <text:p text:style-name="Standard"/>
      <text:p text:style-name="Standard">root@Nice2behere:/etc# login</text:p>
      <text:p text:style-name="Standard">Nice2behere login: jabeen</text:p>
      <text:p text:style-name="Standard">Password:mou..shi</text:p>
      <text:p text:style-name="Standard">Welcome to Ubuntu 24.04.1 LTS (GNU/Linux 5.15.167.4-microsoft-standard-WSL2 x86_64)</text:p>
      <text:p text:style-name="Standard"/>
      <text:p text:style-name="Standard"><text:s/>* Documentation: <text:s/>https://help.ubuntu.com</text:p>
      <text:p text:style-name="Standard"><text:s/>* Management: <text:s text:c="4"/>https://landscape.canonical.com</text:p>
      <text:p text:style-name="Standard"><text:s/>* Support: <text:s text:c="7"/>https://ubuntu.com/pro</text:p>
      <text:p text:style-name="Standard"/>
      <text:p text:style-name="Standard"><text:s/>System information as of Fri Apr 11 04:02:38 PM EDT 2025</text:p>
      <text:p text:style-name="Standard"/>
      <text:p text:style-name="Standard"><text:s text:c="2"/>System load: <text:s/>0.0 <text:s text:c="16"/>Processes: <text:s text:c="12"/>28</text:p>
      <text:p text:style-name="Standard"><text:s text:c="2"/>Usage of /: <text:s text:c="2"/>1.6% of 1006.85GB <text:s text:c="2"/>Users logged in: <text:s text:c="6"/>1</text:p>
      <text:p text:style-name="Standard"><text:s text:c="2"/>Memory usage: 3% <text:s text:c="17"/>IPv4 address for eth0: 172.20.232.68</text:p>
      <text:p text:style-name="Standard"><text:s text:c="2"/>Swap usage: <text:s text:c="2"/>0%</text:p>
      <text:p text:style-name="Standard"/>
      <text:p text:style-name="Standard"/>
      <text:p text:style-name="Standard">The programs included with the Ubuntu system are free software;</text:p>
      <text:p text:style-name="Standard">...</text:p>
      <text:p text:style-name="Standard"/>
      <text:p text:style-name="Standard">9. Install PetaLinux (INSTALL AS A USER ./petalinux-v2024.2-11062026-installer.run)</text:p>
      <text:p text:style-name="Standard"/>
      <text:p text:style-name="Standard">$ cd MyPetaLinux/</text:p>
      <text:p text:style-name="Standard">$ ls -l</text:p>
      <text:p text:style-name="Standard">total 3077760</text:p>
      <text:p text:style-name="Standard"><text:soft-page-break/>-rw-r--r-- 1 root root <text:s text:c="7"/>669 Apr <text:s/>6 10:55 petalinux_installation.log</text:p>
      <text:p text:style-name="Standard">-rwxr-xr-x 1 root root 3151611514 Mar 14 07:04 petalinux-v2024.2-11062026-installer.run</text:p>
      <text:p text:style-name="Standard">-rwxr-xr-x 1 root root <text:s text:c="7"/>272 Mar 14 07:04 petalinux-v2024.2-11062026-installer.run:Zone.Identifier</text:p>
      <text:p text:style-name="Standard"/>
      <text:p text:style-name="Standard"/>
      <text:p text:style-name="Standard">$ ./petalinux-v2024.2-11062026-installer.run</text:p>
      <text:p text:style-name="Standard">./petalinux-v2024.2-11062026-installer.run: line 151: /home/MyPetaLinux/petalinux_installation.log: Permission denied</text:p>
      <text:p text:style-name="Standard">tee: /home/MyPetaLinux/petalinux_installation.log: Permission denied</text:p>
      <text:p text:style-name="Standard">PetaLinux CMD tools installer version 2024.2</text:p>
      <text:p text:style-name="Standard">tee: /home/MyPetaLinux/petalinux_installation.log: Permission denied</text:p>
      <text:p text:style-name="Standard">============================================</text:p>
      <text:p text:style-name="Standard">tee: /home/MyPetaLinux/petalinux_installation.log: Permission denied</text:p>
      <text:p text:style-name="Standard">[WARNING] This is not a supported OS</text:p>
      <text:p text:style-name="Standard">[INFO] Checking free disk space</text:p>
      <text:p text:style-name="Standard">[INFO] Checking installed tools</text:p>
      <text:p text:style-name="Standard">[INFO] Checking installed development libraries</text:p>
      <text:p text:style-name="Standard">[INFO] Checking network and other services</text:p>
      <text:p text:style-name="Standard">[WARNING] No tftp server found - please refer to "UG1144 <text:s/>PetaLinux Tools Documentation Reference Guide" for its impact and solution</text:p>
      <text:p text:style-name="Standard"/>
      <text:p text:style-name="Standard">LICENSE AGREEMENTS</text:p>
      <text:p text:style-name="Standard"/>
      <text:p text:style-name="Standard">PetaLinux SDK contains software from a number of sources. <text:s/>Please review</text:p>
      <text:p text:style-name="Standard">the following licenses and indicate your acceptance of each to continue.</text:p>
      <text:p text:style-name="Standard"/>
      <text:p text:style-name="Standard">You do not have to accept the licenses, however if you do not then you may</text:p>
      <text:p text:style-name="Standard">not use PetaLinux SDK....</text:p>
      <text:p text:style-name="Standard"/>
      <text:p text:style-name="Standard">Install path: opt\petalinuxUser</text:p>
      <text:p text:style-name="Standard"/>
      <text:p text:style-name="Standard">10. source /opt/petalinuxUser/settings.sh</text:p>
      <text:p text:style-name="Standard"/>
      <text:p text:style-name="Standard"/>
      <text:p text:style-name="Standard">$ ls -l</text:p>
      <text:p text:style-name="Standard">total 24</text:p>
      <text:p text:style-name="Standard">drwxr-xr-x 4 jabeen jabeen 4096 Apr 11 16:58 components</text:p>
      <text:p text:style-name="Standard">drwxr-xr-x 2 jabeen jabeen 4096 Apr 11 16:57 licenses</text:p>
      <text:p text:style-name="Standard">-rw-rw-r-- 1 jabeen jabeen <text:s text:c="3"/>0 Apr 11 16:52 me2</text:p>
      <text:p text:style-name="Standard">drwxr-xr-x 4 jabeen jabeen 4096 Apr 11 16:57 scripts</text:p>
      <text:p text:style-name="Standard">-rw-r--r-- 1 jabeen jabeen 3542 Apr 11 16:57 settings.sh</text:p>
      <text:p text:style-name="Standard">drwxr-xr-x 4 jabeen jabeen 4096 Apr 11 16:56 sysroots</text:p>
      <text:p text:style-name="Standard">drwxr-xr-x 5 jabeen jabeen 4096 Apr 11 16:57 templates</text:p>
      <text:p text:style-name="Standard">$ source settings.sh</text:p>
      <text:p text:style-name="Standard">-sh: source: settings.sh: file not found</text:p>
      <text:p text:style-name="Standard">$ source /opt/petalinuxUser/settings.sh</text:p>
      <text:p text:style-name="Standard">*************************************************************************************************************************************************</text:p>
      <text:p text:style-name="Standard">The PetaLinux source code and images provided/generated are for demonstration purposes only.</text:p>
      <text:p text:style-name="Standard"><text:soft-page-break/>Please refer to https://xilinx-wiki.atlassian.net/wiki/spaces/A/pages/2741928025/Moving+from+PetaLinux+to+Production+Deployment</text:p>
      <text:p text:style-name="Standard"><text:s/>for more details</text:p>
      <text:p text:style-name="Standard">*************************************************************************************************************************************************</text:p>
      <text:p text:style-name="Standard">PetaLinux environment set to '/opt/petalinuxUser'</text:p>
      <text:p text:style-name="Standard">WARNING: /bin/sh is not bash!</text:p>
      <text:p text:style-name="Standard">/bin/bash is Petalinux recommended SHELL variable. Please set your SHELL variable to /bin/bash.</text:p>
      <text:p text:style-name="Standard">[WARNING] This is not a supported OS</text:p>
      <text:p text:style-name="Standard">[INFO] Checking free disk space</text:p>
      <text:p text:style-name="Standard">[INFO] Checking installed tools</text:p>
      <text:p text:style-name="Standard">[INFO] Checking installed development libraries</text:p>
      <text:p text:style-name="Standard">[INFO] Checking network and other services</text:p>
      <text:p text:style-name="Standard">[WARNING] No tftp server found - please refer to "UG1144 2024.2 PetaLinux Tools Documentation Reference Guide" for its impact and solution</text:p>
      <text:p text:style-name="Standard"/>
      <text:p text:style-name="Standard">11. <text:s/>WARNING: /bin/sh is not bash!</text:p>
      <text:p text:style-name="Standard"/>
      <text:p text:style-name="Standard">a) As root I can do these:</text:p>
      <text:p text:style-name="Standard">root@Nice2behere:~# chsh -s /bin/bash</text:p>
      <text:p text:style-name="Standard">root@Nice2behere:~# sudo rm /bin/sh</text:p>
      <text:p text:style-name="Standard">root@Nice2behere:~# sudo ln -s /bin/bash /bin/sh</text:p>
      <text:p text:style-name="Standard"/>
      <text:p text:style-name="Standard">b) As root I need to give user 'jabeen' admin (sudo user) power</text:p>
      <text:p text:style-name="Standard"/>
      <text:p text:style-name="Standard">Make the new user a sudo user by running </text:p>
      <text:p text:style-name="Standard">'usermod -aG sudo &lt;username&gt;' </text:p>
      <text:p text:style-name="Standard">or as an admin do </text:p>
      <text:p text:style-name="Standard">'usermod -aG sudo jabeen'</text:p>
      <text:p text:style-name="Standard"/>
      <text:p text:style-name="Standard">root@Nice2behere:~# usermod -aG sudo jabeen</text:p>
      <text:p text:style-name="Standard">root@Nice2behere:~# id jabeen</text:p>
      <text:p text:style-name="Standard">uid=1000(jabeen) gid=1000(jabeen) groups=1000(jabeen),27(sudo)</text:p>
      <text:p text:style-name="Standard"/>
      <text:p text:style-name="Standard">c) root@Nice2behere:~# login jabeen</text:p>
      <text:p text:style-name="Standard">Password:mou..shi</text:p>
      <text:p text:style-name="Standard">Welcome to Ubuntu 24.04.1 LTS (GNU/Linux 5.15.167.4-microsoft-standard-WSL2 x86_64)</text:p>
      <text:p text:style-name="Standard">...</text:p>
      <text:p text:style-name="Standard"/>
      <text:p text:style-name="Standard">$ sudo chsh -s /bin/bash</text:p>
      <text:p text:style-name="Standard">[sudo] password for jabeen:</text:p>
      <text:p text:style-name="Standard">Sorry, try again.</text:p>
      <text:p text:style-name="Standard">[sudo] password for jabeen:</text:p>
      <text:p text:style-name="Standard">$ sudo chsh -s /bin/bash</text:p>
      <text:p text:style-name="Standard">$ sudo rm /bin/sh</text:p>
      <text:p text:style-name="Standard">$ sudo ln -s /bin/bash /bin/sh</text:p>
      <text:p text:style-name="Standard"/>
      <text:p text:style-name="Standard">d) $ ls -l /bin/bash</text:p>
      <text:p text:style-name="Standard"><text:soft-page-break/>-rwxr-xr-x 1 root root 1446024 Mar 31 <text:s/>2024 /bin/bash</text:p>
      <text:p text:style-name="Standard">$ ls -l /bin/sh</text:p>
      <text:p text:style-name="Standard">lrwxrwxrwx 1 root root 9 Apr 12 13:51 /bin/sh -&gt; /bin/bash</text:p>
      <text:p text:style-name="Standard"/>
      <text:p text:style-name="Standard"/>
      <text:p text:style-name="Standard">12. NEED TO EXECUTE AS A USER </text:p>
      <text:p text:style-name="Standard">a) petalinux-create</text:p>
      <text:p text:style-name="Standard">root@Nice2behere:/opt/petalinux/projects/zed# petalinux-create -t project -s ../../libraries/xilinx-zc702-xsct-v2024.2-11110212.bsp</text:p>
      <text:p text:style-name="Standard"/>
      <text:p text:style-name="Standard">b) petalinux-config</text:p>
      <text:p text:style-name="Standard"/>
      <text:p text:style-name="Standard">c) petalinux-build</text:p>
      <text:p text:style-name="Standard"/>
      <text:p text:style-name="Standard">PREPARE:</text:p>
      <text:p text:style-name="Standard"/>
      <text:p text:style-name="Standard">$ pwd</text:p>
      <text:p text:style-name="Standard">/opt/petalinuxUser</text:p>
      <text:p text:style-name="Standard">$ ls -ltra</text:p>
      <text:p text:style-name="Standard">total 48</text:p>
      <text:p text:style-name="Standard">drwxrwxrwx 4 root <text:s text:c="2"/>root <text:s text:c="2"/>4096 Apr 11 16:48 ..</text:p>
      <text:p text:style-name="Standard">-rw-rw-r-- 1 jabeen jabeen <text:s text:c="3"/>0 Apr 11 16:52 me</text:p>
      <text:p text:style-name="Standard">drwxr-xr-x 4 jabeen jabeen 4096 Apr 11 16:56 sysroots</text:p>
      <text:p text:style-name="Standard">drwxr-xr-x 5 jabeen jabeen 4096 Apr 11 16:57 templates</text:p>
      <text:p text:style-name="Standard">drwxr-xr-x 4 jabeen jabeen 4096 Apr 11 16:57 scripts</text:p>
      <text:p text:style-name="Standard">drwxr-xr-x 2 jabeen jabeen 4096 Apr 11 16:57 licenses</text:p>
      <text:p text:style-name="Standard">-rw-r--r-- 1 jabeen jabeen 1461 Apr 11 16:57 .environment-setup-x86_64-petalinux-linux</text:p>
      <text:p text:style-name="Standard">-rw-r--r-- 1 jabeen jabeen <text:s/>205 Apr 11 16:57 .version-history</text:p>
      <text:p text:style-name="Standard">-rw-r--r-- 1 jabeen jabeen 3542 Apr 11 16:57 settings.sh</text:p>
      <text:p text:style-name="Standard">drwxr-xr-x 4 jabeen jabeen 4096 Apr 11 16:58 components</text:p>
      <text:p text:style-name="Standard">drwxr-xr-x 9 jabeen jabeen 4096 Apr 12 14:16 .</text:p>
      <text:p text:style-name="Standard">drwxrwxr-x 3 jabeen jabeen 4096 Apr 12 14:16 projects <text:s/>&lt;----------------------------- I CREATED</text:p>
      <text:p text:style-name="Standard">drwxrwxr-x 2 jabeen jabeen 4096 Apr 12 14:17 libraries &lt;----------------------------- I CREATED</text:p>
      <text:p text:style-name="Standard"/>
      <text:p text:style-name="Standard">a) petalinux-create</text:p>
      <text:p text:style-name="Standard">$ pwd</text:p>
      <text:p text:style-name="Standard">/opt/petalinuxUser/projects/zed</text:p>
      <text:p text:style-name="Standard">$ petalinux-create -help</text:p>
      <text:p text:style-name="Standard"/>
      <text:p text:style-name="Standard">$ petalinux-create -t project -s ../../libraries/xilinx-zc702-xsct-v2024.2-11110212.bsp</text:p>
      <text:p text:style-name="Standard">[NOTE] Argument: "-t project" has been deprecated. It is recommended to start using new python command line Argument.</text:p>
      <text:p text:style-name="Standard">[NOTE] Use: petalinux-create project [OPTIONS]</text:p>
      <text:p text:style-name="Standard">[INFO] Create project:</text:p>
      <text:p text:style-name="Standard">[INFO] Project(s):</text:p>
      <text:p text:style-name="Standard"><text:s text:c="8"/>* xilinx-zc702-xsct-2024.2</text:p>
      <text:p text:style-name="Standard">[INFO] Has been successfully installed to /opt/petalinuxUser/projects/zed/</text:p>
      <text:p text:style-name="Standard">[INFO] New project successfully created in /opt/petalinuxUser/projects/zed/</text:p>
      <text:p text:style-name="Standard">$ ls</text:p>
      <text:p text:style-name="Standard"><text:soft-page-break/>xilinx-zc702-xsct-2024.2</text:p>
      <text:p text:style-name="Standard"/>
      <text:p text:style-name="Standard"/>
      <text:p text:style-name="Standard">$ pwd</text:p>
      <text:p text:style-name="Standard">/opt/petalinuxUser/projects/zed/xilinx-zc702-xsct-2024.2</text:p>
      <text:p text:style-name="Standard">$ ls -ltra</text:p>
      <text:p text:style-name="Standard">total 48</text:p>
      <text:p text:style-name="Standard">-rw-r--r-- 1 jabeen jabeen <text:s/>169 Nov 11 04:15 .gitignore</text:p>
      <text:p text:style-name="Standard">drwxr-xr-x 5 jabeen jabeen 4096 Nov 11 04:15 project-spec</text:p>
      <text:p text:style-name="Standard">drwxr-xr-x 2 jabeen jabeen 4096 Nov 11 04:15 .petalinux</text:p>
      <text:p text:style-name="Standard">drwxr-xr-x 3 jabeen jabeen 4096 Nov 11 04:15 components</text:p>
      <text:p text:style-name="Standard">drwxr-xr-x 3 jabeen jabeen 4096 Nov 11 04:32 pre-built</text:p>
      <text:p text:style-name="Standard">-rw-r--r-- 1 jabeen jabeen 8491 Nov 11 04:32 README</text:p>
      <text:p text:style-name="Standard">-rw-r--r-- 1 jabeen jabeen 1364 Nov 11 04:40 README.hw</text:p>
      <text:p text:style-name="Standard">drwxr-xr-x 3 jabeen jabeen 4096 Nov 11 04:40 hardware</text:p>
      <text:p text:style-name="Standard">drwxr-xr-x 7 jabeen jabeen 4096 Nov 11 04:40 .</text:p>
      <text:p text:style-name="Standard">drwxrwxr-x 3 jabeen jabeen 4096 Apr 12 14:19 ..</text:p>
      <text:p text:style-name="Standard"/>
      <text:p text:style-name="Standard">b) petalinux-config</text:p>
      <text:p text:style-name="Standard"/>
      <text:p text:style-name="Standard">petalinux-config and *.xsa file</text:p>
      <text:p text:style-name="Standard"/>
      <text:p text:style-name="Standard">$ find . -name *.xsa</text:p>
      <text:p text:style-name="Standard">./project-spec/hw-description/system.xsa</text:p>
      <text:p text:style-name="Standard">./hardware/xilinx-zc702-2024.2/outputs/project_1.xsa</text:p>
      <text:p text:style-name="Standard">./components/plnx_workspace/device-tree/device-tree/hardware_description.xsa</text:p>
      <text:p text:style-name="Standard"/>
      <text:p text:style-name="Standard"/>
      <text:p text:style-name="Standard"/>
      <text:p text:style-name="Standard">$ pwd</text:p>
      <text:p text:style-name="Standard">/opt/petalinuxUser/projects/zed/xilinx-zc702-xsct-2024.2</text:p>
      <text:p text:style-name="Standard">$ ls</text:p>
      <text:p text:style-name="Standard">components <text:s/>hardware <text:s/>pre-built <text:s/>project-spec <text:s/>README <text:s/>README.hw</text:p>
      <text:p text:style-name="Standard">$ petalinux-config</text:p>
      <text:p text:style-name="Standard">[INFO] Extracting yocto SDK to components/yocto. This may take time!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Generating Kconfig for project</text:p>
      <text:p text:style-name="Standard">[INFO] Menuconfig project</text:p>
      <text:p text:style-name="Standard">Your display is too small to run Menuconfig!</text:p>
      <text:p text:style-name="Standard">It must be at least 19 lines by 80 columns.</text:p>
      <text:p text:style-name="Standard">[ERROR] Failed to Menuconfig project</text:p>
      <text:p text:style-name="Standard">[ERROR]</text:p>
      <text:p text:style-name="Standard">[ERROR] Command gen-machineconf --soc-family zynq --hw-description </text:p>
      <text:p text:style-name="Standard">/opt/petalinuxUser/projects/zed/xilinx-zc702-xsct-2024.2/project-spec/hw-description/system.xsa </text:p>
      <text:p text:style-name="Standard">--xsct-tool /opt/petalinuxUser/components/xsct --output </text:p>
      <text:p text:style-name="Standard">/opt/petalinuxUser/projects/zed/xilinx-zc702-xsct-2024.2/project-spec/configs <text:s text:c="12"/></text:p>
      <text:p text:style-name="Standard"><text:soft-page-break/>--add-rootfsconfig /opt/petalinuxUser/projects/zed/xilinx-zc702-xsct-2024.2/project-spec/meta-user/conf/user-rootfsconfig </text:p>
      <text:p text:style-name="Standard">--petalinux --menuconfig project failed</text:p>
      <text:p text:style-name="Standard"/>
      <text:p text:style-name="Standard"/>
      <text:p text:style-name="Standard">************************************************ OUCH!!!!****************************************</text:p>
      <text:p text:style-name="Standard">URL: https://www.elevenforum.com/t/change-windows-terminal-launch-size-in-windows-11.8521/</text:p>
      <text:p text:style-name="Standard"/>
      <text:p text:style-name="Standard">It must be at least 19 lines by 80 columns. &lt;--------------------------------------------- I MADE IT: <text:s/>140x40</text:p>
      <text:p text:style-name="Standard">************************************************ OUCH AGAIN!!!**********************************</text:p>
      <text:p text:style-name="Standard">Everytime I got out of the cmd window I needed to run: </text:p>
      <text:p text:style-name="Standard"/>
      <text:p text:style-name="Standard">Step 10 'source /opt/petalinuxUser/settings.sh'</text:p>
      <text:p text:style-name="Standard">jabeen@Nice2behere:/opt/petalinuxUser$ source /opt/petalinuxUser/settings.sh</text:p>
      <text:p text:style-name="Standard"/>
      <text:p text:style-name="Standard">Step 12 a</text:p>
      <text:p text:style-name="Standard">$ pwd</text:p>
      <text:p text:style-name="Standard">/opt/petalinuxUser/projects/zed</text:p>
      <text:p text:style-name="Standard">$ petalinux-create -t project -s ../../libraries/xilinx-zc702-xsct-v2024.2-11110212.bsp</text:p>
      <text:p text:style-name="Standard"/>
      <text:p text:style-name="Standard">jabeen@Nice2behere:/opt/petalinuxUser/projects/zed$ petalinux-create -t project -s ../../libraries/xilinx-zc702-xsct-v2024.2-11110212.bsp</text:p>
      <text:p text:style-name="Standard"/>
      <text:p text:style-name="Standard">Then try Step 12 b</text:p>
      <text:p text:style-name="Standard">$ pwd</text:p>
      <text:p text:style-name="Standard">/opt/petalinuxUser/projects/zed/xilinx-zc702-xsct-2024.2</text:p>
      <text:p text:style-name="Standard"/>
      <text:p text:style-name="Standard"/>
      <text:p text:style-name="Standard">$ ls</text:p>
      <text:p text:style-name="Standard">components <text:s/>hardware <text:s/>pre-built <text:s/>project-spec <text:s/>README <text:s/>README.hw</text:p>
      <text:p text:style-name="Standard">$ petalinux-config</text:p>
      <text:p text:style-name="Standard"/>
      <text:p text:style-name="Standard">FINALLY IT WORKED!!!!!! "PetaLinux System Configuration" menu came up for ZYNQ</text:p>
      <text:p text:style-name="Standard"/>
      <text:p text:style-name="Standard">*****************************************************************************************************</text:p>
      <text:p text:style-name="Standard"/>
      <text:p text:style-name="Standard">TOTAL RUN</text:p>
      <text:p text:style-name="Standard"/>
      <text:p text:style-name="Standard">I ended up using </text:p>
      <text:p text:style-name="Standard">OTHER URL: https://www.bing.com/videos/riverview/relatedvideo?q=how+to+use+petalinux+run+file&amp;mid=D2B25B4E9A8798B33EA9D2B25B4E9A8798B33EA9&amp;FORM=VIRE</text:p>
      <text:p text:style-name="Standard"/>
      <text:p text:style-name="Standard">petalinux-create</text:p>
      <text:p text:style-name="Standard"/>
      <text:p text:style-name="Standard">jabeen@Nice2behere:/opt/petalinuxUser/projects/zed$ petalinux-create -t project -s ../../libraries/xilinx-<text:soft-page-break/>zc702-xsct-v2024.2-11110212.bsp</text:p>
      <text:p text:style-name="Standard">[NOTE] Argument: "-t project" has been deprecated. It is recommended to start using new python command line Argument.</text:p>
      <text:p text:style-name="Standard">[NOTE] Use: petalinux-create project [OPTIONS]</text:p>
      <text:p text:style-name="Standard">[INFO] Create project:</text:p>
      <text:p text:style-name="Standard">Project /opt/petalinuxUser/projects/zed//xilinx-zc702-xsct-2024.2 already exists. Please input "y" to overwrite:y</text:p>
      <text:p text:style-name="Standard">[INFO] Project(s):</text:p>
      <text:p text:style-name="Standard"><text:s text:c="8"/>* xilinx-zc702-xsct-2024.2</text:p>
      <text:p text:style-name="Standard">[INFO] Has been successfully installed to /opt/petalinuxUser/projects/zed/</text:p>
      <text:p text:style-name="Standard">[INFO] New project successfully created in /opt/petalinuxUser/projects/zed/</text:p>
      <text:p text:style-name="Standard"/>
      <text:p text:style-name="Standard"/>
      <text:p text:style-name="Standard"/>
      <text:p text:style-name="Standard">petalinux-config</text:p>
      <text:p text:style-name="Standard"/>
      <text:p text:style-name="Standard">jabeen@Nice2behere:/opt/petalinuxUser/projects/zed$ cd xilinx-zc702-xsct-2024.2</text:p>
      <text:p text:style-name="Standard">jabeen@Nice2behere:/opt/petalinuxUser/projects/zed/xilinx-zc702-xsct-2024.2$ petalinux-config</text:p>
      <text:p text:style-name="Standard">[INFO] Extracting yocto SDK to components/yocto. This may take time!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Generating Kconfig for project</text:p>
      <text:p text:style-name="Standard">[INFO] Menuconfig project</text:p>
      <text:p text:style-name="Standard">[INFO] Generating kconfig for rootfs</text:p>
      <text:p text:style-name="Standard">[INFO] Silentconfig rootfs</text:p>
      <text:p text:style-name="Standard">[INFO] Generating configuration files</text:p>
      <text:p text:style-name="Standard">[INFO] Adding user layers</text:p>
      <text:p text:style-name="Standard">[INFO] Generating machine conf file</text:p>
      <text:p text:style-name="Standard">[INFO] Generating plnxtool conf file</text:p>
      <text:p text:style-name="Standard">[ERROR] nslookup is required but not found in the path</text:p>
      <text:p text:style-name="Standard">[ERROR] Command gen-machineconf --soc-family zynq --hw-description </text:p>
      <text:p text:style-name="Standard">/opt/petalinuxUser/projects/zed/xilinx-zc702-xsct-2024.2/project-spec/hw-description/system.xsa </text:p>
      <text:p text:style-name="Standard">--xsct-tool /opt/petalinuxUser/components/xsct --output /opt/petalinuxUser/projects/zed/xilinx-zc702-xsct-2024.2/project-spec/configs <text:s text:c="12"/></text:p>
      <text:p text:style-name="Standard">--add-rootfsconfig /opt/petalinuxUser/projects/zed/xilinx-zc702-xsct-2024.2/project-spec/meta-user/conf/user-rootfsconfig --petalinux </text:p>
      <text:p text:style-name="Standard">--menuconfig project failed</text:p>
      <text:p text:style-name="Standard"/>
      <text:p text:style-name="Standard">jabeen@Nice2behere:/opt/petalinuxUser/projects/zed/xilinx-zc702-xsct-2024.2$</text:p>
      <text:p text:style-name="Standard"/>
      <text:p text:style-name="Standard">*****************************************************************************************************</text:p>
      <text:p text:style-name="Standard"/>
      <text:p text:style-name="Standard"/>
      <text:p text:style-name="Standard">c) petalinux-build (TO DO)</text:p>
      <text:p text:style-name="Standard"/>
      <text:p text:style-name="Standard">... *.elf images were not built... I see error</text:p>
      <text:p text:style-name="Standard"><text:soft-page-break/></text:p>
      <text:p text:style-name="Standard"/>
      <text:p text:style-name="Standard">jabeen@Nice2behere:/opt/petalinuxUser/projects/zed/xilinx-zc702-xsct-2024.2$ petalinux-build</text:p>
      <text:p text:style-name="Standard">[INFO] Building project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Silentconfig project</text:p>
      <text:p text:style-name="Standard">[INFO] Silentconfig rootfs</text:p>
      <text:p text:style-name="Standard">[INFO] Generating configuration files</text:p>
      <text:p text:style-name="Standard">[INFO] Generating machine conf file</text:p>
      <text:p text:style-name="Standard">[INFO] Generating plnxtool conf file</text:p>
      <text:p text:style-name="Standard">[ERROR] nslookup is required but not found in the path</text:p>
      <text:p text:style-name="Standard">[ERROR] Command gen-machineconf --soc-family zynq --hw-description </text:p>
      <text:p text:style-name="Standard">/opt/petalinuxUser/projects/zed/xilinx-zc702-xsct-2024.2/project-spec/hw-description/system.xsa </text:p>
      <text:p text:style-name="Standard">--xsct-tool /opt/petalinuxUser/components/xsct --output /opt/petalinuxUser/projects/zed/xilinx-zc702-xsct-2024.2/project-spec/configs <text:s text:c="12"/></text:p>
      <text:p text:style-name="Standard">--add-rootfsconfig /opt/petalinuxUser/projects/zed/xilinx-zc702-xsct-2024.2/project-spec/meta-user/conf/user-rootfsconfig --petalinux <text:s/>failed</text:p>
      <text:p text:style-name="Standard"/>
      <text:p text:style-name="Standard">jabeen@Nice2behere:/opt/petalinuxUser/projects/zed/xilinx-zc702-xsct-2024.2$</text:p>
      <text:p text:style-name="Standard"/>
      <text:p text:style-name="Standard"/>
      <text:p text:style-name="Standard"/>
      <text:p text:style-name="Standard"/>
      <text:p text:style-name="Standard"/>
      <text:p text:style-name="Standard">14. QEMU (TO DO)</text:p>
      <text:p text:style-name="Standard"/>
      <text:p text:style-name="Standard">petalinux-boot --qemu --kernel</text:p>
      <text:p text:style-name="Standard"/>
      <text:p text:style-name="Standard">QEMU runs like a Linux machine</text:p>
      <text:p text:style-name="Standard"/>
      <text:p text:style-name="Standard">login: root</text:p>
      <text:p text:style-name="Standard">passwd: root</text:p>
      <text:p text:style-name="Standard"/>
      <text:p text:style-name="Standard"/>
      <text:p text:style-name="Standard"/>
      <text:p text:style-name="Standard">I AM HERE :-(</text:p>
      <text:p text:style-name="Standard"/>
      <text:p text:style-name="Standard">jabeen@Nice2behere:/opt/petalinuxUser/projects/zed/xilinx-zc702-xsct-2024.2$ petalinux-boot --help</text:p>
      <text:p text:style-name="Standard">usage: petalinux-boot [-D] [-p PROJECT_DIR] [-h] &lt;subcommand&gt; ...</text:p>
      <text:p text:style-name="Standard"/>
      <text:p text:style-name="Standard">This command boots the MicroBlaze, Zynq , Zynq UltraScale+ ,versal and versal-net systems with Petalinux images through JTAG/QEMU.</text:p>
      <text:p text:style-name="Standard"/>
      <text:p text:style-name="Standard">options:</text:p>
      <text:p text:style-name="Standard"><text:s text:c="2"/>-D, -v, --debug, --verbose</text:p>
      <text:p text:style-name="Standard"><text:s text:c="24"/>Display the Debug prints</text:p>
      <text:p text:style-name="Standard"><text:soft-page-break/><text:s text:c="2"/>-p PROJECT_DIR, --project PROJECT_DIR</text:p>
      <text:p text:style-name="Standard"><text:s text:c="24"/>Specify full path to a PetaLinux project.</text:p>
      <text:p text:style-name="Standard"><text:s text:c="2"/>-h, --help <text:s text:c="11"/>Show this help message and exit</text:p>
      <text:p text:style-name="Standard"/>
      <text:p text:style-name="Standard">subcommands:</text:p>
      <text:p text:style-name="Standard"><text:s text:c="2"/>&lt;subcommand&gt;</text:p>
      <text:p text:style-name="Standard"><text:s text:c="4"/>jtag <text:s text:c="15"/>Load images via JTAG</text:p>
      <text:p text:style-name="Standard"><text:s text:c="4"/>qemu <text:s text:c="15"/>Load images via QEMU</text:p>
      <text:p text:style-name="Standard"/>
      <text:p text:style-name="Standard">Use petalinux-boot &lt;subcommand&gt; --help to get help on a specific command</text:p>
      <text:p text:style-name="Standard"/>
      <text:p text:style-name="Standard"/>
      <text:p text:style-name="Standard">jabeen@Nice2behere:/opt/petalinuxUser/projects/zed/xilinx-zc702-xsct-2024.2$ petalinux-boot --qemu --kernel</text:p>
      <text:p text:style-name="Standard">[NOTE] Argument: "--qemu" has been deprecated. It is recommended to start using new python command line Argument.</text:p>
      <text:p text:style-name="Standard">[NOTE] Use: petalinux-boot qemu [OPTIONS]</text:p>
      <text:p text:style-name="Standard">[ERROR] Failed to Boot, /opt/petalinuxUser/projects/zed/xilinx-zc702-xsct-2024.2/images/linux Directory not found</text:p>
      <text:p text:style-name="Standard"/>
      <text:p text:style-name="Standard"/>
      <text:p text:style-name="Standard">************************************** petalinux-config issue *****************************************************</text:p>
      <text:p text:style-name="Standard"/>
      <text:p text:style-name="Standard"/>
      <text:p text:style-name="Standard">jabeen@Nice2behere:/opt/petalinuxUser/projects/zed/xilinx-zc702-xsct-2024.2$ sudo apt-get install dnsutils</text:p>
      <text:p text:style-name="Standard"/>
      <text:p text:style-name="Standard">jabeen@Nice2behere:/opt/petalinuxUser/projects/zed/xilinx-zc702-xsct-2024.2$ sudo apt-get install dnsutils</text:p>
      <text:p text:style-name="Standard">[sudo] password for jabeen: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bind9-dnsutils bind9-host bind9-libs liblmdb0 libmaxminddb0 libuv1t64</text:p>
      <text:p text:style-name="Standard">Suggested packages:</text:p>
      <text:p text:style-name="Standard"><text:s text:c="2"/>mmdb-bin</text:p>
      <text:p text:style-name="Standard">The following NEW packages will be installed:</text:p>
      <text:p text:style-name="Standard"><text:s text:c="2"/>bind9-dnsutils bind9-host bind9-libs dnsutils liblmdb0 libmaxminddb0 libuv1t64</text:p>
      <text:p text:style-name="Standard">0 upgraded, 7 newly installed, 0 to remove and 107 not upgraded.</text:p>
      <text:p text:style-name="Standard">Need to get 1,632 kB of archives.</text:p>
      <text:p text:style-name="Standard">After this operation, 4,683 kB of additional disk space will be used.</text:p>
      <text:p text:style-name="Standard">Do you want to continue? [Y/n] Y</text:p>
      <text:p text:style-name="Standard">Get:1 http://archive.ubuntu.com/ubuntu noble/main amd64 libuv1t64 amd64 1.48.0-1.1build1 [97.3 kB]</text:p>
      <text:p text:style-name="Standard">Get:2 http://archive.ubuntu.com/ubuntu noble/main amd64 liblmdb0 amd64 0.9.31-1build1 [48.1 kB]</text:p>
      <text:p text:style-name="Standard">Get:3 http://archive.ubuntu.com/ubuntu noble/main amd64 libmaxminddb0 amd64 1.9.1-1build1 [24.4 kB]</text:p>
      <text:p text:style-name="Standard"><text:soft-page-break/>Get:4 http://archive.ubuntu.com/ubuntu noble-updates/main amd64 bind9-libs amd64 1:9.18.30-0ubuntu0.24.04.2 [1,253 kB]</text:p>
      <text:p text:style-name="Standard">Get:5 http://archive.ubuntu.com/ubuntu noble-updates/main amd64 bind9-host amd64 1:9.18.30-0ubuntu0.24.04.2 [50.4 kB]</text:p>
      <text:p text:style-name="Standard">Get:6 http://archive.ubuntu.com/ubuntu noble-updates/main amd64 bind9-dnsutils amd64 1:9.18.30-0ubuntu0.24.04.2 [155 kB]</text:p>
      <text:p text:style-name="Standard">Get:7 http://archive.ubuntu.com/ubuntu noble-updates/universe amd64 dnsutils all 1:9.18.30-0ubuntu0.24.04.2 [3,682 B]</text:p>
      <text:p text:style-name="Standard">Fetched 1,632 kB in 3s (646 kB/s)</text:p>
      <text:p text:style-name="Standard">Selecting previously unselected package libuv1t64:amd64.</text:p>
      <text:p text:style-name="Standard">(Reading database ... 50148 files and directories currently installed.)</text:p>
      <text:p text:style-name="Standard">Preparing to unpack .../0-libuv1t64_1.48.0-1.1build1_amd64.deb ...</text:p>
      <text:p text:style-name="Standard">Unpacking libuv1t64:amd64 (1.48.0-1.1build1) ...</text:p>
      <text:p text:style-name="Standard">Selecting previously unselected package liblmdb0:amd64.</text:p>
      <text:p text:style-name="Standard">Preparing to unpack .../1-liblmdb0_0.9.31-1build1_amd64.deb ...</text:p>
      <text:p text:style-name="Standard">Unpacking liblmdb0:amd64 (0.9.31-1build1) ...</text:p>
      <text:p text:style-name="Standard">Selecting previously unselected package libmaxminddb0:amd64.</text:p>
      <text:p text:style-name="Standard">Preparing to unpack .../2-libmaxminddb0_1.9.1-1build1_amd64.deb ...</text:p>
      <text:p text:style-name="Standard">Unpacking libmaxminddb0:amd64 (1.9.1-1build1) ...</text:p>
      <text:p text:style-name="Standard">Selecting previously unselected package bind9-libs:amd64.</text:p>
      <text:p text:style-name="Standard">Preparing to unpack .../3-bind9-libs_1%3a9.18.30-0ubuntu0.24.04.2_amd64.deb ...</text:p>
      <text:p text:style-name="Standard">Unpacking bind9-libs:amd64 (1:9.18.30-0ubuntu0.24.04.2) ...</text:p>
      <text:p text:style-name="Standard">Selecting previously unselected package bind9-host.</text:p>
      <text:p text:style-name="Standard">Preparing to unpack .../4-bind9-host_1%3a9.18.30-0ubuntu0.24.04.2_amd64.deb ...</text:p>
      <text:p text:style-name="Standard">Unpacking bind9-host (1:9.18.30-0ubuntu0.24.04.2) ...</text:p>
      <text:p text:style-name="Standard">Selecting previously unselected package bind9-dnsutils.</text:p>
      <text:p text:style-name="Standard">Preparing to unpack .../5-bind9-dnsutils_1%3a9.18.30-0ubuntu0.24.04.2_amd64.deb ...</text:p>
      <text:p text:style-name="Standard">Unpacking bind9-dnsutils (1:9.18.30-0ubuntu0.24.04.2) ...</text:p>
      <text:p text:style-name="Standard">Selecting previously unselected package dnsutils.</text:p>
      <text:p text:style-name="Standard">Preparing to unpack .../6-dnsutils_1%3a9.18.30-0ubuntu0.24.04.2_all.deb ...</text:p>
      <text:p text:style-name="Standard">Unpacking dnsutils (1:9.18.30-0ubuntu0.24.04.2) ...</text:p>
      <text:p text:style-name="Standard">Setting up liblmdb0:amd64 (0.9.31-1build1) ...</text:p>
      <text:p text:style-name="Standard">Setting up libmaxminddb0:amd64 (1.9.1-1build1) ...</text:p>
      <text:p text:style-name="Standard">Setting up libuv1t64:amd64 (1.48.0-1.1build1) ...</text:p>
      <text:p text:style-name="Standard"/>
      <text:p text:style-name="Standard"/>
      <text:p text:style-name="Standard">petalinux-config</text:p>
      <text:p text:style-name="Standard"/>
      <text:p text:style-name="Standard">jabeen@Nice2behere:/opt/petalinuxUser/projects/zed/xilinx-zc702-xsct-2024.2$ petalinux-config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Menuconfig project</text:p>
      <text:p text:style-name="Standard">[INFO] Silentconfig rootfs</text:p>
      <text:p text:style-name="Standard">[INFO] Generating configuration files</text:p>
      <text:p text:style-name="Standard">[INFO] Generating machine conf file</text:p>
      <text:p text:style-name="Standard">[INFO] Generating plnxtool conf file</text:p>
      <text:p text:style-name="Standard">[INFO] Generating workspace directory</text:p>
      <text:p text:style-name="Standard"><text:soft-page-break/>NOTE: Starting bitbake server...</text:p>
      <text:p text:style-name="Standard">NOTE: Started PRServer with DBfile: /opt/petalinuxUser/projects/zed/xilinx-zc702-xsct-2024.2/build/cache/prserv.sqlite3, Address: 127.0.0.1:37477, PID: 2304</text:p>
      <text:p text:style-name="Standard">INFO: Specified workspace already set up, leaving as-is</text:p>
      <text:p text:style-name="Standard">INFO: Enabling workspace layer in bblayers.conf</text:p>
      <text:p text:style-name="Standard">[INFO] Successfully configured project</text:p>
      <text:p text:style-name="Standard"/>
      <text:p text:style-name="Standard"/>
      <text:p text:style-name="Standard"/>
      <text:p text:style-name="Standard"/>
      <text:p text:style-name="Standard">*******************************************petalinux-build issue *****************************************************</text:p>
      <text:p text:style-name="Standard"/>
      <text:p text:style-name="Standard">petalinux-build</text:p>
      <text:p text:style-name="Standard"/>
      <text:p text:style-name="Standard">jabeen@Nice2behere:/opt/petalinuxUser/projects/zed/xilinx-zc702-xsct-2024.2$ petalinux-build</text:p>
      <text:p text:style-name="Standard">[INFO] Building project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Silentconfig project</text:p>
      <text:p text:style-name="Standard">[INFO] Silentconfig rootfs</text:p>
      <text:p text:style-name="Standard">[INFO] Generating configuration files</text:p>
      <text:p text:style-name="Standard">[INFO] Generating workspace directory</text:p>
      <text:p text:style-name="Standard">NOTE: Starting bitbake server...</text:p>
      <text:p text:style-name="Standard">NOTE: Started PRServer with DBfile: /opt/petalinuxUser/projects/zed/xilinx-zc702-xsct-2024.2/build/cache/prserv.sqlite3, Address: 127.0.0.1:33985, PID: 2445</text:p>
      <text:p text:style-name="Standard">INFO: Specified workspace already set up, leaving as-is</text:p>
      <text:p text:style-name="Standard">[INFO] bitbake petalinux-image-minimal</text:p>
      <text:p text:style-name="Standard">NOTE: Started PRServer with DBfile: /opt/petalinuxUser/projects/zed/xilinx-zc702-xsct-2024.2/build/cache/prserv.sqlite3, Address: 127.0.0.1:40241, PID: 2504</text:p>
      <text:p text:style-name="Standard">WARNING: XSCT has been deprecated. It will still be available for several releases. In the future, it's recommended to start new projects with SDT workflow.</text:p>
      <text:p text:style-name="Standard">ERROR: libtinfo.so.5 is required by meta-xilinx-tools.</text:p>
      <text:p text:style-name="Standard">This library must be installed before the build system can use xsct. <text:s/>It is often part of an ncurses5 package.</text:p>
      <text:p text:style-name="Standard"/>
      <text:p text:style-name="Standard">Summary: There was 1 WARNING message.</text:p>
      <text:p text:style-name="Standard">Summary: There was 1 ERROR message, returning a non-zero exit code.</text:p>
      <text:p text:style-name="Standard">[ERROR] Command bitbake petalinux-image-minimal failed</text:p>
      <text:p text:style-name="Standard"/>
      <text:p text:style-name="Standard"/>
      <text:p text:style-name="Standard"/>
      <text:p text:style-name="Standard">******************* <text:s/>libtinfo.so.5 ISSUE ****************************</text:p>
      <text:p text:style-name="Standard">ERROR: libtinfo.so.5 is required by meta-xilinx-tools.</text:p>
      <text:p text:style-name="Standard"/>
      <text:p text:style-name="Standard">sudo apt-get update</text:p>
      <text:p text:style-name="Standard">sudo apt-get install libncurses5</text:p>
      <text:p text:style-name="Standard"><text:soft-page-break/></text:p>
      <text:p text:style-name="Standard">jabeen@Nice2behere:/opt/petalinuxUser/projects/zed/xilinx-zc702-xsct-2024.2$ sudo apt-get update</text:p>
      <text:p text:style-name="Standard">Hit:1 http://security.ubuntu.com/ubuntu noble-security InRelease</text:p>
      <text:p text:style-name="Standard">Hit:2 http://archive.ubuntu.com/ubuntu noble InRelease</text:p>
      <text:p text:style-name="Standard">Get:3 http://archive.ubuntu.com/ubuntu noble-updates InRelease [126 kB]</text:p>
      <text:p text:style-name="Standard">Hit:4 http://archive.ubuntu.com/ubuntu noble-backports InRelease</text:p>
      <text:p text:style-name="Standard">Fetched 126 kB in 1s (153 kB/s)</text:p>
      <text:p text:style-name="Standard">Reading package lists... Done</text:p>
      <text:p text:style-name="Standard"/>
      <text:p text:style-name="Standard">jabeen@Nice2behere:/opt/petalinuxUser/projects/zed/xilinx-zc702-xsct-2024.2$ sudo apt-get install libncurses5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E: Unable to locate package libncurses5</text:p>
      <text:p text:style-name="Standard"/>
      <text:p text:style-name="Standard">URL: https://www.bing.com/search?q=what+is+libncurses5&amp;form=ANNTH1&amp;refig=69a569bd1471425aa08b586e5de33fb3&amp;pc=LCTS</text:p>
      <text:p text:style-name="Standard">sudo add-apt-repository universe</text:p>
      <text:p text:style-name="Standard">sudo apt-get install libncurses5</text:p>
      <text:p text:style-name="Standard"/>
      <text:p text:style-name="Standard">jabeen@Nice2behere:/opt/petalinuxUser/projects/zed/xilinx-zc702-xsct-2024.2$ sudo add-apt-repository universe</text:p>
      <text:p text:style-name="Standard">Adding component(s) 'universe' to all repositories.</text:p>
      <text:p text:style-name="Standard">Press [ENTER] to continue or Ctrl-c to cancel.</text:p>
      <text:p text:style-name="Standard">Hit:1 http://archive.ubuntu.com/ubuntu noble InRelease</text:p>
      <text:p text:style-name="Standard">Hit:2 http://archive.ubuntu.com/ubuntu noble-updates InRelease</text:p>
      <text:p text:style-name="Standard">Hit:3 http://archive.ubuntu.com/ubuntu noble-backports InRelease</text:p>
      <text:p text:style-name="Standard">Hit:4 http://security.ubuntu.com/ubuntu noble-security InRelease</text:p>
      <text:p text:style-name="Standard">Reading package lists... Done</text:p>
      <text:p text:style-name="Standard">jabeen@Nice2behere:/opt/petalinuxUser/projects/zed/xilinx-zc702-xsct-2024.2$ sudo apt-get install libncurses5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E: Unable to locate package libncurses5 ------------------------------&gt; NOT SUCCESSFUL YET</text:p>
      <text:p text:style-name="Standard"/>
      <text:p text:style-name="Standard">Tried</text:p>
      <text:p text:style-name="Standard">URL: https://www.bing.com/search?q=how+to+install+ncurses5+package+ubuntu&amp;form=ANNTH1&amp;refig=ffc40d0e905940d2be9d3609873a746f&amp;pc=LCTS</text:p>
      <text:p text:style-name="Standard">sudo apt install libncurses5-dev</text:p>
      <text:p text:style-name="Standard">sudo apt install libncursesw5-dev</text:p>
      <text:p text:style-name="Standard"/>
      <text:p text:style-name="Standard"/>
      <text:p text:style-name="Standard"/>
      <text:p text:style-name="Standard">URL: https://installati.one/install-libncurses5-ubuntu-22-04/#:~:text=If%20you%20want%20to%20follow</text:p>
      <text:p text:style-name="Standard">sudo apt install aptitude</text:p>
      <text:p text:style-name="Standard"><text:soft-page-break/>sudo aptitude update</text:p>
      <text:p text:style-name="Standard"/>
      <text:p text:style-name="Standard"/>
      <text:p text:style-name="Standard">jabeen@Nice2behere:/opt/petalinuxUser/projects/zed/xilinx-zc702-xsct-2024.2$ sudo apt install aptitude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aptitude-common libboost-iostreams1.83.0 libcwidget4 libsigc++-2.0-0v5 libxapian30</text:p>
      <text:p text:style-name="Standard">Suggested packages:</text:p>
      <text:p text:style-name="Standard"><text:s text:c="2"/>apt-xapian-index aptitude-doc-en | aptitude-doc debtags tasksel libcwidget-dev xapian-tools</text:p>
      <text:p text:style-name="Standard">The following NEW packages will be installed:</text:p>
      <text:p text:style-name="Standard"><text:s text:c="2"/>aptitude aptitude-common libboost-iostreams1.83.0 libcwidget4 libsigc++-2.0-0v5 libxapian30</text:p>
      <text:p text:style-name="Standard">0 upgraded, 6 newly installed, 0 to remove and 107 not upgraded.</text:p>
      <text:p text:style-name="Standard">...</text:p>
      <text:p text:style-name="Standard">...</text:p>
      <text:p text:style-name="Standard"/>
      <text:p text:style-name="Standard"/>
      <text:p text:style-name="Standard"/>
      <text:p text:style-name="Standard">jabeen@Nice2behere:/opt/petalinuxUser/projects/zed/xilinx-zc702-xsct-2024.2$ sudo aptitude update</text:p>
      <text:p text:style-name="Standard">Hit http://archive.ubuntu.com/ubuntu noble InRelease</text:p>
      <text:p text:style-name="Standard">Hit http://security.ubuntu.com/ubuntu noble-security InRelease</text:p>
      <text:p text:style-name="Standard">Get: 1 http://archive.ubuntu.com/ubuntu noble-updates InRelease [126 kB]</text:p>
      <text:p text:style-name="Standard">Hit http://archive.ubuntu.com/ubuntu noble-backports InRelease</text:p>
      <text:p text:style-name="Standard">Fetched 126 kB in 1s (142 kB/s)</text:p>
      <text:p text:style-name="Standard"/>
      <text:p text:style-name="Standard">jabeen@Nice2behere:/opt/petalinuxUser/projects/zed/xilinx-zc702-xsct-2024.2$ sudo aptitude -y install libncurses5</text:p>
      <text:p text:style-name="Standard">Couldn't find any package whose name is "libncurses5", but there are 1 packages which contain "libncurses5" in their name:</text:p>
      <text:p text:style-name="Standard"><text:s text:c="2"/>libncurses5-dev</text:p>
      <text:p text:style-name="Standard">Unable to apply some actions, aborting</text:p>
      <text:p text:style-name="Standard">jabeen@Nice2behere:/opt/petalinuxUser/projects/zed/xilinx-zc702-xsct-2024.2$ sudo aptitude -y install libncurses5-dev</text:p>
      <text:p text:style-name="Standard">No packages will be installed, upgraded, or removed.</text:p>
      <text:p text:style-name="Standard">0 packages upgraded, 0 newly installed, 0 to remove and 107 not upgraded.</text:p>
      <text:p text:style-name="Standard">Need to get 0 B of archives. After unpacking 0 B will be used.</text:p>
      <text:p text:style-name="Standard"/>
      <text:p text:style-name="Standard">jabeen@Nice2behere:/opt/petalinuxUser/projects/zed/xilinx-zc702-xsct-2024.2$</text:p>
      <text:p text:style-name="Standard"/>
      <text:p text:style-name="Standard">ISSUE IS STILL THERE-----------------------------------------------------------------------------------&gt;</text:p>
      <text:p text:style-name="Standard"/>
      <text:p text:style-name="Standard"/>
      <text:p text:style-name="Standard">jabeen@Nice2behere:/opt/petalinuxUser/projects/zed/xilinx-zc702-xsct-2024.2$ petalinux-build</text:p>
      <text:p text:style-name="Standard">...</text:p>
      <text:p text:style-name="Standard">ERROR: libtinfo.so.5 is required by meta-xilinx-tools.</text:p>
      <text:p text:style-name="Standard">...</text:p>
      <text:p text:style-name="Standard"/>
      <text:p text:style-name="Standard"><text:soft-page-break/>AMD URL: https://www.bing.com/videos/riverview/relatedvideo?q=how+to+use+petalinux-create+command&amp;mid=77157BE1E61B358C05B777157BE1E61B358C05B7&amp;FORM=VIRE</text:p>
      <text:p text:style-name="Standard">OTHER URL: https://www.bing.com/videos/riverview/relatedvideo?q=how+to+use+petalinux+run+file&amp;mid=D2B25B4E9A8798B33EA9D2B25B4E9A8798B33EA9&amp;FORM=VIRE</text:p>
      <text:p text:style-name="Standard"/>
      <text:p text:style-name="Standard"/>
      <text:p text:style-name="Standard"/>
      <text:p text:style-name="Standard">******************************************************************************************************************</text:p>
      <text:p text:style-name="Standard">******************************************************************************************************************</text:p>
      <text:p text:style-name="Standard"/>
      <text:p text:style-name="Standard">4/13/25</text:p>
      <text:p text:style-name="Standard"/>
      <text:p text:style-name="Standard"/>
      <text:p text:style-name="Standard"/>
      <text:p text:style-name="Standard">URL: https://askubuntu.com/questions/1531760/how-to-install-libtinfo5-on-ubuntu24-04</text:p>
      <text:p text:style-name="Standard"/>
      <text:p text:style-name="Standard">sudo apt update</text:p>
      <text:p text:style-name="Standard">wget http://security.ubuntu.com/ubuntu/pool/universe/n/ncurses/libtinfo5_6.3-2ubuntu0.1_amd64.deb</text:p>
      <text:p text:style-name="Standard">sudo apt install ./libtinfo5_6.3-2ubuntu0.1_amd64.deb</text:p>
      <text:p text:style-name="Standard"/>
      <text:p text:style-name="Standard">jabeen@Nice2behere:/opt/petalinuxUser/projects/zed/xilinx-zc702-xsct-2024.2$ sudo apt update</text:p>
      <text:p text:style-name="Standard">Hit:1 http://archive.ubuntu.com/ubuntu noble InRelease</text:p>
      <text:p text:style-name="Standard">Get:2 http://archive.ubuntu.com/ubuntu noble-updates InRelease [126 kB]</text:p>
      <text:p text:style-name="Standard">Hit:3 http://security.ubuntu.com/ubuntu noble-security InRelease</text:p>
      <text:p text:style-name="Standard">Hit:4 http://archive.ubuntu.com/ubuntu noble-backports InRelease</text:p>
      <text:p text:style-name="Standard">Fetched 126 kB in 0s (329 kB/s)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93 packages can be upgraded. Run 'apt list --upgradable' to see them.</text:p>
      <text:p text:style-name="Standard">jabeen@Nice2behere:/opt/petalinuxUser/projects/zed/xilinx-zc702-xsct-2024.2$</text:p>
      <text:p text:style-name="Standard"/>
      <text:p text:style-name="Standard"/>
      <text:p text:style-name="Standard"/>
      <text:p text:style-name="Standard">jabeen@Nice2behere:/opt/petalinuxUser/projects/zed/xilinx-zc702-xsct-2024.2$ wget http://security.ubuntu.com/ubuntu/pool/universe/n/ncurses/libtinfo5_6.3-2ubuntu0.1_amd64.deb</text:p>
      <text:p text:style-name="Standard">--2025-04-13 18:17:38-- <text:s/>http://security.ubuntu.com/ubuntu/pool/universe/n/ncurses/libtinfo5_6.3-2ubuntu0.1_amd64.deb</text:p>
      <text:p text:style-name="Standard">Resolving security.ubuntu.com... 185.125.190.83, 91.189.91.83, 91.189.91.81, ...</text:p>
      <text:p text:style-name="Standard">Connecting to security.ubuntu.com|185.125.190.83|:80... connected.</text:p>
      <text:p text:style-name="Standard">HTTP request sent, awaiting response... 200 OK</text:p>
      <text:p text:style-name="Standard">Length: 100086 (98K) [application/vnd.debian.binary-package]</text:p>
      <text:p text:style-name="Standard">Saving to: ‘libtinfo5_6.3-2ubuntu0.1_amd64.deb’</text:p>
      <text:p text:style-name="Standard"/>
      <text:p text:style-name="Standard">libtinfo5_6.3-2ubuntu0.1_amd64.deb <text:s text:c="4"/>100%[=========================================================================<text:soft-page-break/>==&gt;] <text:s/>97.74K <text:s text:c="2"/>350KB/s <text:s text:c="3"/>in 0.3s</text:p>
      <text:p text:style-name="Standard"/>
      <text:p text:style-name="Standard">2025-04-13 18:17:39 (350 KB/s) - ‘libtinfo5_6.3-2ubuntu0.1_amd64.deb’ saved [100086/100086]</text:p>
      <text:p text:style-name="Standard"/>
      <text:p text:style-name="Standard">jabeen@Nice2behere:/opt/petalinuxUser/projects/zed/xilinx-zc702-xsct-2024.2$</text:p>
      <text:p text:style-name="Standard"/>
      <text:p text:style-name="Standard"/>
      <text:p text:style-name="Standard"/>
      <text:p text:style-name="Standard">jabeen@Nice2behere:/opt/petalinuxUser/projects/zed/xilinx-zc702-xsct-2024.2$ sudo apt install ./libtinfo5_6.3-2ubuntu0.1_amd64.deb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Note, selecting 'libtinfo5' instead of './libtinfo5_6.3-2ubuntu0.1_amd64.deb'</text:p>
      <text:p text:style-name="Standard">The following NEW packages will be installed:</text:p>
      <text:p text:style-name="Standard"><text:s text:c="2"/>libtinfo5</text:p>
      <text:p text:style-name="Standard">0 upgraded, 1 newly installed, 0 to remove and 93 not upgraded.</text:p>
      <text:p text:style-name="Standard">Need to get 0 B/100 kB of archives.</text:p>
      <text:p text:style-name="Standard">After this operation, 557 kB of additional disk space will be used.</text:p>
      <text:p text:style-name="Standard">Get:1 /opt/petalinuxUser/projects/zed/xilinx-zc702-xsct-2024.2/libtinfo5_6.3-2ubuntu0.1_amd64.deb libtinfo5 amd64 6.3-2ubuntu0.1 [100 kB]</text:p>
      <text:p text:style-name="Standard">Selecting previously unselected package libtinfo5:amd64.</text:p>
      <text:p text:style-name="Standard">(Reading database ... 50430 files and directories currently installed.)</text:p>
      <text:p text:style-name="Standard">Preparing to unpack .../libtinfo5_6.3-2ubuntu0.1_amd64.deb ...</text:p>
      <text:p text:style-name="Standard">Unpacking libtinfo5:amd64 (6.3-2ubuntu0.1) ...</text:p>
      <text:p text:style-name="Standard">Setting up libtinfo5:amd64 (6.3-2ubuntu0.1) ...</text:p>
      <text:p text:style-name="Standard">Processing triggers for libc-bin (2.39-0ubuntu8.4) ...</text:p>
      <text:p text:style-name="Standard">/sbin/ldconfig.real: /usr/lib/wsl/lib/libcuda.so.1 is not a symbolic link</text:p>
      <text:p text:style-name="Standard"/>
      <text:p text:style-name="Standard">jabeen@Nice2behere:/opt/petalinuxUser/projects/zed/xilinx-zc702-xsct-2024.2$</text:p>
      <text:p text:style-name="Standard"/>
      <text:p text:style-name="Standard"/>
      <text:p text:style-name="Standard"/>
      <text:p text:style-name="Standard">********************************************** <text:s/>libtinfo.so.5 ISSUE End ******************************************</text:p>
      <text:p text:style-name="Standard">******************************************************************************************************************</text:p>
      <text:p text:style-name="Standard"/>
      <text:p text:style-name="Standard">So try petalinux-build again</text:p>
      <text:p text:style-name="Standard"/>
      <text:p text:style-name="Standard">jabeen@Nice2behere:/opt/petalinuxUser/projects/zed/xilinx-zc702-xsct-2024.2$ petalinux-build</text:p>
      <text:p text:style-name="Standard">[INFO] Building project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Silentconfig project</text:p>
      <text:p text:style-name="Standard">[INFO] Silentconfig rootfs</text:p>
      <text:p text:style-name="Standard">[INFO] Generating configuration files</text:p>
      <text:p text:style-name="Standard"><text:soft-page-break/>[INFO] Generating workspace directory</text:p>
      <text:p text:style-name="Standard">NOTE: Starting bitbake server...</text:p>
      <text:p text:style-name="Standard">NOTE: Started PRServer with DBfile: /opt/petalinuxUser/projects/zed/xilinx-zc702-xsct-2024.2/build/cache/prserv.sqlite3, Address: 127.0.0.1:35625, PID: 6618</text:p>
      <text:p text:style-name="Standard">INFO: Specified workspace already set up, leaving as-is</text:p>
      <text:p text:style-name="Standard">[INFO] bitbake petalinux-image-minimal</text:p>
      <text:p text:style-name="Standard">NOTE: Started PRServer with DBfile: /opt/petalinuxUser/projects/zed/xilinx-zc702-xsct-2024.2/build/cache/prserv.sqlite3, Address: 127.0.0.1:39665, PID: 6677</text:p>
      <text:p text:style-name="Standard">WARNING: XSCT has been deprecated. It will still be available for several releases. In the future, it's recommended to start new projects with SDT workflow.</text:p>
      <text:p text:style-name="Standard">WARNING: You are running bitbake under WSLv2, this works properly but you should optimize your VHDX file eventually to avoid running out of storage space</text:p>
      <text:p text:style-name="Standard">Loading cache: 100% | <text:s text:c="117"/>| ETA: <text:s/>--:--:--</text:p>
      <text:p text:style-name="Standard">Loaded 0 entries from dependency cache.</text:p>
      <text:p text:style-name="Standard">Parsing recipes: <text:s/>27% |###############################</text:p>
      <text:p text:style-name="Standard"/>
      <text:p text:style-name="Standard"/>
      <text:p text:style-name="Standard">...</text:p>
      <text:p text:style-name="Standard"/>
      <text:p text:style-name="Standard">jabeen@Nice2behere:/opt/petalinuxUser/projects/zed/xilinx-zc702-xsct-2024.2$ petalinux-build</text:p>
      <text:p text:style-name="Standard">[INFO] Building project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Silentconfig project</text:p>
      <text:p text:style-name="Standard">[INFO] Silentconfig rootfs</text:p>
      <text:p text:style-name="Standard">[INFO] Generating configuration files</text:p>
      <text:p text:style-name="Standard">[INFO] Generating workspace directory</text:p>
      <text:p text:style-name="Standard">NOTE: Starting bitbake server...</text:p>
      <text:p text:style-name="Standard">NOTE: Started PRServer with DBfile: /opt/petalinuxUser/projects/zed/xilinx-zc702-xsct-2024.2/build/cache/prserv.sqlite3, Address: 127.0.0.1:35625, PID: 6618</text:p>
      <text:p text:style-name="Standard">INFO: Specified workspace already set up, leaving as-is</text:p>
      <text:p text:style-name="Standard">[INFO] bitbake petalinux-image-minimal</text:p>
      <text:p text:style-name="Standard">NOTE: Started PRServer with DBfile: /opt/petalinuxUser/projects/zed/xilinx-zc702-xsct-2024.2/build/cache/prserv.sqlite3, Address: 127.0.0.1:39665, PID: 6677</text:p>
      <text:p text:style-name="Standard">WARNING: XSCT has been deprecated. It will still be available for several releases. In the future, it's recommended to start new projects with SDT workflow.</text:p>
      <text:p text:style-name="Standard">WARNING: You are running bitbake under WSLv2, this works properly but you should optimize your VHDX file eventually to avoid running out of storage space</text:p>
      <text:p text:style-name="Standard">Loading cache: 100% | <text:s text:c="117"/>| ETA: <text:s/>--:--:--</text:p>
      <text:p text:style-name="Standard">Loaded 0 entries from dependency cache.</text:p>
      <text:p text:style-name="Standard">Parsing recipes: 100% |#################################################################################################################################################| Time: 0:00:58</text:p>
      <text:p text:style-name="Standard">Parsing of 5800 .bb files complete (0 cached, 5800 parsed). 8454 targets, 1106 skipped, 27 masked, 0 errors.</text:p>
      <text:p text:style-name="Standard"><text:soft-page-break/>NOTE: Resolving any missing task queue dependencies</text:p>
      <text:p text:style-name="Standard">NOTE: Fetching uninative binary shim file:///opt/petalinuxUser/projects/zed/xilinx-zc702-xsct-2024.2/components/yocto/downloads/uninative/6bf00154c5a7bc48adbf63fd17684bb87eb07f4814fbb482a3fbd817c1ccf4c5/x86_64-nativesdk-libc-4.6.tar.xz;sha256sum=6bf00154c5a7bc48adbf63fd17684bb87eb07f4814fbb482a3fbd817c1ccf4c5 (will check PREMIRRORS first)</text:p>
      <text:p text:style-name="Standard">Checking sstate mirror object availability: 100% |######################################################################################################################| Time: 0:00:33</text:p>
      <text:p text:style-name="Standard">Sstate summary: Wanted 2702 Local 0 Mirrors 2516 Missed 186 Current 0 (93% match, 0% complete)</text:p>
      <text:p text:style-name="Standard">NOTE: Executing Tasks</text:p>
      <text:p text:style-name="Standard">Setscene tasks: 971 of 2703</text:p>
      <text:p text:style-name="Standard">Currently 22 running tasks (0 of 5968) <text:s text:c="2"/>0% | <text:s text:c="136"/>|</text:p>
      <text:p text:style-name="Standard">0: openssl-3.2.3-r0 do_package_write_rpm_setscene - 2m32s (pid 9385) <text:s/>10% |########## <text:s text:c="89"/>| 112K/s</text:p>
      <text:p text:style-name="Standard">1: glibc-locale-2.39+git-r0 do_package_write_rpm_setscene - 2m26s (pid 11376) <text:s/>48% |########################################### <text:s text:c="47"/>| 103K/s</text:p>
      <text:p text:style-name="Standard">2: binutils-2.42-r0 do_package_write_rpm_setscene - 2m6s (pid 15352) <text:s/>73% |######################################################################### <text:s text:c="26"/>| 281K/s</text:p>
      <text:p text:style-name="Standard">3: gcc-13.3.0-r0 do_package_write_rpm_setscene - 1m54s (pid 17162) <text:s text:c="2"/>8% |######## <text:s text:c="93"/>| 169K/s</text:p>
      <text:p text:style-name="Standard">4: perl-5.38.2-r0 do_package_write_rpm_setscene - 1m44s (pid 18505) <text:s/>57% |######################################################## <text:s text:c="43"/>| 2.43M/s</text:p>
      <text:p text:style-name="Standard">5: python3-3.12.6-r0 do_package_write_rpm_setscene - 1m32s (pid 20136) <text:s/>45% |############################################ <text:s text:c="53"/>| 179K/s</text:p>
      <text:p text:style-name="Standard">6: qemu-xilinx-system-native-8.1.0+git-r0 do_populate_sysroot_setscene - 1m28s (pid 20710) <text:s/>87% |################################################################### <text:s text:c="10"/>| 559K/s</text:p>
      <text:p text:style-name="Standard">7: xcb-proto-1.16.0-r0 do_create_runtime_spdx_setscene - 7s (pid 32453)</text:p>
      <text:p text:style-name="Standard">8: libxcb-1.16-r0 do_create_spdx_setscene - 3s (pid 32958) 100% |##############################################################################################################| 353K/s</text:p>
      <text:p text:style-name="Standard">9: dtc-1.7.0-r0 do_package_write_rpm_setscene - 2s (pid 33208) <text:s/>58% |############################################################# <text:s text:c="44"/>| 338K/s</text:p>
      <text:p text:style-name="Standard">10: dtc-1.7.0-r0 do_populate_lic_setscene - 2s (pid 33244) <text:s text:c="2"/>0% | <text:s text:c="116"/>|</text:p>
      <text:p text:style-name="Standard">11: dtc-1.7.0-r0 do_populate_sysroot_setscene - 2s (pid 33274) <text:s text:c="2"/>0% | <text:s text:c="112"/>|</text:p>
      <text:p text:style-name="Standard">12: kern-tools-native-0.3+git-r0 do_create_runtime_spdx_setscene - 1s (pid 33340) <text:s text:c="2"/>0% | <text:s text:c="93"/>|</text:p>
      <text:p text:style-name="Standard">13: pixman-1_0.42.2-r0 do_recipe_qa_setscene - 1s (pid 33341) 100% |###########################################################################################################| 201M/s</text:p>
      <text:p text:style-name="Standard">14: kern-tools-native-0.3+git-r0 do_populate_lic_setscene - 1s (pid 33382) <text:s text:c="2"/>0% | <text:s text:c="100"/>|</text:p>
      <text:p text:style-name="Standard">15: kmod-31-r0 do_create_runtime_spdx_setscene - 0s (pid 33422) <text:s text:c="2"/>0% | <text:s text:c="111"/><text:soft-page-break/>|</text:p>
      <text:p text:style-name="Standard">16: xtrans-1_1.5.0-r0 do_packagedata_setscene - 0s (pid 33457) <text:s text:c="2"/>0% | <text:s text:c="112"/>|</text:p>
      <text:p text:style-name="Standard">17: kmod-31-r0 do_package_write_rpm_setscene - 0s (pid 33556)</text:p>
      <text:p text:style-name="Standard">18: kmod-31-r0 do_package_qa_setscene - 0s (pid 33551)</text:p>
      <text:p text:style-name="Standard">19: dtc-1.7.0-r0 do_create_spdx_setscene - 0s (pid 33558)</text:p>
      <text:p text:style-name="Standard"/>
      <text:p text:style-name="Standard">...</text:p>
      <text:p text:style-name="Standard"/>
      <text:p text:style-name="Standard"/>
      <text:p text:style-name="Standard"/>
      <text:p text:style-name="Standard">... I am curiuos... looks like it needs to work on 5968 tasks... and working it way towards that...</text:p>
      <text:p text:style-name="Standard"/>
      <text:p text:style-name="Standard"/>
      <text:p text:style-name="Standard">jabeen@Nice2behere:/opt/petalinuxUser/projects/zed/xilinx-zc702-xsct-2024.2$ petalinux-build</text:p>
      <text:p text:style-name="Standard">[INFO] Building project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Silentconfig project</text:p>
      <text:p text:style-name="Standard">[INFO] Silentconfig rootfs</text:p>
      <text:p text:style-name="Standard">[INFO] Generating configuration files</text:p>
      <text:p text:style-name="Standard">[INFO] Generating workspace directory</text:p>
      <text:p text:style-name="Standard">NOTE: Starting bitbake server...</text:p>
      <text:p text:style-name="Standard">NOTE: Started PRServer with DBfile: /opt/petalinuxUser/projects/zed/xilinx-zc702-xsct-2024.2/build/cache/prserv.sqlite3, Address: 127.0.0.1:35625, PID: 6618</text:p>
      <text:p text:style-name="Standard">INFO: Specified workspace already set up, leaving as-is</text:p>
      <text:p text:style-name="Standard">[INFO] bitbake petalinux-image-minimal</text:p>
      <text:p text:style-name="Standard">NOTE: Started PRServer with DBfile: /opt/petalinuxUser/projects/zed/xilinx-zc702-xsct-2024.2/build/cache/prserv.sqlite3, Address: 127.0.0.1:39665, PID: 6677</text:p>
      <text:p text:style-name="Standard">WARNING: XSCT has been deprecated. It will still be available for several releases. In the future, it's recommended to start new projects with SDT workflow.</text:p>
      <text:p text:style-name="Standard">WARNING: You are running bitbake under WSLv2, this works properly but you should optimize your VHDX file eventually to avoid running out of storage space</text:p>
      <text:p text:style-name="Standard">Loading cache: 100% | <text:s text:c="117"/>| ETA: <text:s/>--:--:--</text:p>
      <text:p text:style-name="Standard">Loaded 0 entries from dependency cache.</text:p>
      <text:p text:style-name="Standard">Parsing recipes: 100% |#################################################################################################################################################| Time: 0:00:58</text:p>
      <text:p text:style-name="Standard">Parsing of 5800 .bb files complete (0 cached, 5800 parsed). 8454 targets, 1106 skipped, 27 masked, 0 errors.</text:p>
      <text:p text:style-name="Standard">NOTE: Resolving any missing task queue dependencies</text:p>
      <text:p text:style-name="Standard">NOTE: Fetching uninative binary shim file:///opt/petalinuxUser/projects/zed/xilinx-zc702-xsct-2024.2/components/yocto/downloads/uninative/6bf00154c5a7bc48adbf63fd17684bb87eb07f4814fbb482a3fbd817c1ccf4c5/x86_64-nativesdk-libc-4.6.tar.xz;sha256sum=6bf00154c5a7bc48adbf63fd17684bb87eb07f4814fbb482a3fbd817c1ccf4c5 (will check PREMIRRORS first)</text:p>
      <text:p text:style-name="Standard"><text:soft-page-break/>Checking sstate mirror object availability: 100% |######################################################################################################################| Time: 0:00:33</text:p>
      <text:p text:style-name="Standard">Sstate summary: Wanted 2702 Local 0 Mirrors 2516 Missed 186 Current 0 (93% match, 0% complete)</text:p>
      <text:p text:style-name="Standard">NOTE: Executing Tasks</text:p>
      <text:p text:style-name="Standard">Setscene tasks: 2703 of 2703</text:p>
      <text:p text:style-name="Standard">Currently <text:s/>1 running tasks (5895 of 5968) <text:s/>98% |#################################################################################################################################### <text:s/>|</text:p>
      <text:p text:style-name="Standard">0: linux-xlnx-6.6.40+git-r0 do_fetch - 26m54s (pid 69401) <text:s/>97% |########################################################################################################## <text:s text:c="3"/>| 1.50M/s</text:p>
      <text:p text:style-name="Standard"/>
      <text:p text:style-name="Standard">**************************************petalinux-build issue End *****************************************************</text:p>
      <text:p text:style-name="Standard"/>
      <text:p text:style-name="Standard">Under this folder I am seeing folders created and files being populated</text:p>
      <text:p text:style-name="Standard"/>
      <text:p text:style-name="Standard">\\wsl.localhost\Ubuntu\opt\petalinuxUser\projects\zed\xilinx-zc702-xsct-2024.2\images\linux</text:p>
      <text:p text:style-name="Standard"/>
      <text:p text:style-name="Standard"/>
      <text:p text:style-name="Standard"/>
      <text:p text:style-name="Standard"/>
      <text:p text:style-name="Standard">jabeen@Nice2behere:/opt/petalinuxUser/projects/zed/xilinx-zc702-xsct-2024.2$ petalinux-build</text:p>
      <text:p text:style-name="Standard">[INFO] Building project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Silentconfig project</text:p>
      <text:p text:style-name="Standard">[INFO] Silentconfig rootfs</text:p>
      <text:p text:style-name="Standard">[INFO] Generating configuration files</text:p>
      <text:p text:style-name="Standard">[INFO] Generating workspace directory</text:p>
      <text:p text:style-name="Standard">NOTE: Starting bitbake server...</text:p>
      <text:p text:style-name="Standard">NOTE: Started PRServer with DBfile: /opt/petalinuxUser/projects/zed/xilinx-zc702-xsct-2024.2/build/cache/prserv.sqlite3, Address: 127.0.0.1:35625, PID: 6618</text:p>
      <text:p text:style-name="Standard">INFO: Specified workspace already set up, leaving as-is</text:p>
      <text:p text:style-name="Standard">[INFO] bitbake petalinux-image-minimal</text:p>
      <text:p text:style-name="Standard">NOTE: Started PRServer with DBfile: /opt/petalinuxUser/projects/zed/xilinx-zc702-xsct-2024.2/build/cache/prserv.sqlite3, Address: 127.0.0.1:39665, PID: 6677</text:p>
      <text:p text:style-name="Standard">WARNING: XSCT has been deprecated. It will still be available for several releases. In the future, it's recommended to start new projects with SDT workflow.</text:p>
      <text:p text:style-name="Standard">WARNING: You are running bitbake under WSLv2, this works properly but you should optimize your VHDX file eventually to avoid running out of storage space</text:p>
      <text:p text:style-name="Standard">Loading cache: 100% | <text:s text:c="117"/>| ETA: <text:s/>--:--:--</text:p>
      <text:p text:style-name="Standard">Loaded 0 entries from dependency cache.</text:p>
      <text:p text:style-name="Standard">Parsing recipes: 100% |###################################################################################<text:soft-page-break/>##############################################################| Time: 0:00:58</text:p>
      <text:p text:style-name="Standard">Parsing of 5800 .bb files complete (0 cached, 5800 parsed). 8454 targets, 1106 skipped, 27 masked, 0 errors.</text:p>
      <text:p text:style-name="Standard">NOTE: Resolving any missing task queue dependencies</text:p>
      <text:p text:style-name="Standard">NOTE: Fetching uninative binary shim file:///opt/petalinuxUser/projects/zed/xilinx-zc702-xsct-2024.2/components/yocto/downloads/uninative/6bf00154c5a7bc48adbf63fd17684bb87eb07f4814fbb482a3fbd817c1ccf4c5/x86_64-nativesdk-libc-4.6.tar.xz;sha256sum=6bf00154c5a7bc48adbf63fd17684bb87eb07f4814fbb482a3fbd817c1ccf4c5 (will check PREMIRRORS first)</text:p>
      <text:p text:style-name="Standard">Checking sstate mirror object availability: 100% |######################################################################################################################| Time: 0:00:33</text:p>
      <text:p text:style-name="Standard">Sstate summary: Wanted 2702 Local 0 Mirrors 2516 Missed 186 Current 0 (93% match, 0% complete)</text:p>
      <text:p text:style-name="Standard">NOTE: Executing Tasks</text:p>
      <text:p text:style-name="Standard">NOTE: Tasks Summary: Attempted 5968 tasks of which 5251 didn't need to be rerun and all succeeded.</text:p>
      <text:p text:style-name="Standard"/>
      <text:p text:style-name="Standard">Summary: There were 2 WARNING messages.</text:p>
      <text:p text:style-name="Standard">[INFO] Failed to copy built images to tftp dir: /tftpboot</text:p>
      <text:p text:style-name="Standard">[INFO] Successfully built project</text:p>
      <text:p text:style-name="Standard"/>
      <text:p text:style-name="Standard"/>
      <text:p text:style-name="Standard"/>
      <text:p text:style-name="Standard">jabeen@Nice2behere:/opt/petalinuxUser/projects/zed/xilinx-zc702-xsct-2024.2$ ls -ltra images/linux/</text:p>
      <text:p text:style-name="Standard">total 222020</text:p>
      <text:p text:style-name="Standard">-rw-r--r-- 1 jabeen jabeen <text:s text:c="2"/>598987 Nov 11 04:17 system.bit</text:p>
      <text:p text:style-name="Standard">-rw-r--r-- 1 jabeen jabeen <text:s text:c="4"/>7610 Apr 13 14:21 config</text:p>
      <text:p text:style-name="Standard">-rw-r--r-- 1 jabeen jabeen <text:s text:c="4"/>3830 Apr 13 14:38 boot.scr</text:p>
      <text:p text:style-name="Standard">drwxr-xr-x 2 jabeen jabeen <text:s text:c="4"/>4096 Apr 13 14:38 pxelinux.cfg</text:p>
      <text:p text:style-name="Standard">drwxr-xr-x 3 jabeen jabeen <text:s text:c="4"/>4096 Apr 13 14:38 ..</text:p>
      <text:p text:style-name="Standard">-rw-r--r-- 1 jabeen jabeen <text:s text:c="3"/>26847 Apr 13 14:39 system.dtb</text:p>
      <text:p text:style-name="Standard">-rw-r--r-- 1 jabeen jabeen <text:s text:c="2"/>412288 Apr 13 14:39 zynq_fsbl.elf</text:p>
      <text:p text:style-name="Standard">-rwxr-xr-x 1 jabeen jabeen <text:s/>8460768 Apr 13 14:39 u-boot.elf</text:p>
      <text:p text:style-name="Standard">-rw-r--r-- 1 jabeen jabeen <text:s/>1068783 Apr 13 14:39 u-boot-dtb.bin</text:p>
      <text:p text:style-name="Standard">-rwxr-xr-x 1 jabeen jabeen <text:s/>1041936 Apr 13 14:39 u-boot.bin</text:p>
      <text:p text:style-name="Standard">-rw-r--r-- 1 jabeen jabeen <text:s/>1073304 Apr 13 14:39 u-boot-dtb.elf</text:p>
      <text:p text:style-name="Standard">-rw-r--r-- 1 jabeen jabeen <text:s/>1887432 Apr 13 14:58 rootfs.testdata.json</text:p>
      <text:p text:style-name="Standard">-rw-r--r-- 1 jabeen jabeen <text:s text:c="3"/>19527 Apr 13 14:58 rootfs.manifest</text:p>
      <text:p text:style-name="Standard">-rw-r--r-- 1 jabeen jabeen <text:s text:c="2"/>438320 Apr 13 14:58 rootfs.spdx.tar.zst</text:p>
      <text:p text:style-name="Standard">-rw-r--r-- 1 jabeen jabeen <text:s text:c="4"/>1792 Apr 13 14:58 rootfs.qemuboot.conf</text:p>
      <text:p text:style-name="Standard">-rw-r--r-- 1 jabeen jabeen 20478783 Apr 13 14:58 rootfs.tar.gz</text:p>
      <text:p text:style-name="Standard">-rw-r--r-- 1 jabeen jabeen 34394624 Apr 13 14:58 rootfs.cpio</text:p>
      <text:p text:style-name="Standard">-rw-r--r-- 1 jabeen jabeen 20380056 Apr 13 14:58 rootfs.cpio.gz</text:p>
      <text:p text:style-name="Standard">-rw-r--r-- 1 jabeen jabeen 20380120 Apr 13 14:58 rootfs.cpio.gz.u-boot</text:p>
      <text:p text:style-name="Standard">-rw-r--r-- 1 jabeen jabeen 67108864 Apr 13 14:58 rootfs.ext4</text:p>
      <text:p text:style-name="Standard">-rw-r--r-- 1 jabeen jabeen <text:s/>4904360 Apr 13 14:58 uImage</text:p>
      <text:p text:style-name="Standard">-rw-r--r-- 1 jabeen jabeen <text:s/>4904296 Apr 13 14:58 zImage</text:p>
      <text:p text:style-name="Standard">-rw-r--r-- 1 jabeen jabeen 14353088 Apr 13 14:58 vmlinux</text:p>
      <text:p text:style-name="Standard">-rw-r--r-- 1 jabeen jabeen 25313355 Apr 13 14:58 image.ub</text:p>
      <text:p text:style-name="Standard"><text:soft-page-break/>drwxr-xr-x 3 jabeen jabeen <text:s text:c="4"/>4096 Apr 13 14:58 .</text:p>
      <text:p text:style-name="Standard">jabeen@Nice2behere:/opt/petalinuxUser/projects/zed/xilinx-zc702-xsct-2024.2$</text:p>
      <text:p text:style-name="Standard"/>
      <text:p text:style-name="Standard"/>
      <text:p text:style-name="Standard"/>
      <text:p text:style-name="Standard"/>
      <text:p text:style-name="Standard">******************************************************************************************************************</text:p>
      <text:p text:style-name="Standard">************************************************* <text:s/>RUN QEMU ******************************************************</text:p>
      <text:p text:style-name="Standard">******************************************************************************************************************</text:p>
      <text:p text:style-name="Standard"/>
      <text:p text:style-name="Standard"/>
      <text:p text:style-name="Standard">petalinux-boot --qemu --kernel</text:p>
      <text:p text:style-name="Standard"/>
      <text:p text:style-name="Standard"/>
      <text:p text:style-name="Standard"/>
      <text:p text:style-name="Standard"/>
      <text:p text:style-name="Standard">jabeen@Nice2behere:/opt/petalinuxUser/projects/zed/xilinx-zc702-xsct-2024.2/images/linux$ petalinux-boot --qemu --kernel</text:p>
      <text:p text:style-name="Standard">[NOTE] Argument: "--qemu" has been deprecated. It is recommended to start using new python command line Argument.</text:p>
      <text:p text:style-name="Standard">[NOTE] Use: petalinux-boot qemu [OPTIONS]</text:p>
      <text:p text:style-name="Standard">[INFO] Set QEMU tftp to "/tftpboot"</text:p>
      <text:p text:style-name="Standard">[INFO] qemu-system-aarch64 -M arm-generic-fdt-7series -machine linux=on <text:s/>-serial /dev/null -serial mon:stdio -display none <text:s/>-dtb /opt/petalinuxUser/projects/zed/xilinx-zc702-xsct-2024.2/images/linux/system.dtb -kernel /opt/petalinuxUser/projects/zed/xilinx-zc702-xsct-2024.2/images/linux/zImage -initrd /opt/petalinuxUser/projects/zed/xilinx-zc702-xsct-2024.2/images/linux/rootfs.cpio.gz.u-boot -gdb tcp:localhost:9000 <text:s/>-net nic,netdev=eth0 -netdev user,id=eth0,tftp=/tftpboot -device loader,addr=0xf8000008,data=0xDF0D,data-len=4 -device loader,addr=0xf8000140,data=0x00500801,data-len=4 -device loader,addr=0xf800012c,data=0x1ed044d,data-len=4 -device loader,addr=0xf8000108,data=0x0001e008,data-len=4 -device loader,addr=0xF8000910,data=0xF,data-len=0x4</text:p>
      <text:p text:style-name="Standard">qemu-system-aarch64: warning: nic ethernet@e000c000 has no peer</text:p>
      <text:p text:style-name="Standard">Booting Linux on physical CPU 0x0</text:p>
      <text:p text:style-name="Standard">Linux version 6.6.40-xilinx-g2b7f6f70a62a (oe-user@oe-host) (arm-xilinx-linux-gnueabi-gcc (GCC) 13.3.0, GNU ld (GNU Binutils) 2.42.0.20240716) #1 SMP PREEMPT Tue Oct 29 11:52:30 UTC 2024</text:p>
      <text:p text:style-name="Standard">CPU: ARMv7 Processor [413fc090] revision 0 (ARMv7), cr=10c5387d</text:p>
      <text:p text:style-name="Standard">CPU: PIPT / VIPT nonaliasing data cache, VIPT nonaliasing instruction cache</text:p>
      <text:p text:style-name="Standard">OF: fdt: Machine model: Xilinx ZC702 board</text:p>
      <text:p text:style-name="Standard">earlycon: cdns0 at MMIO 0xe0001000 (options '115200n8')</text:p>
      <text:p text:style-name="Standard">printk: bootconsole [cdns0] enabled</text:p>
      <text:p text:style-name="Standard">Memory policy: Data cache writealloc</text:p>
      <text:p text:style-name="Standard">cma: Reserved 16 MiB at 0x3f000000 on node -1</text:p>
      <text:p text:style-name="Standard">Zone ranges:</text:p>
      <text:p text:style-name="Standard"><text:s text:c="2"/>Normal <text:s text:c="2"/>[mem 0x0000000000000000-0x000000002fffffff]</text:p>
      <text:p text:style-name="Standard"><text:s text:c="2"/>HighMem <text:s/>[mem 0x0000000030000000-0x000000003fffffff]</text:p>
      <text:p text:style-name="Standard"><text:soft-page-break/>Movable zone start for each node</text:p>
      <text:p text:style-name="Standard">Early memory node ranges</text:p>
      <text:p text:style-name="Standard"><text:s text:c="2"/>node <text:s text:c="2"/>0: [mem 0x0000000000000000-0x000000003fffffff]</text:p>
      <text:p text:style-name="Standard">Initmem setup node 0 [mem 0x0000000000000000-0x000000003fffffff]</text:p>
      <text:p text:style-name="Standard">percpu: Embedded 12 pages/cpu s17940 r8192 d23020 u49152</text:p>
      <text:p text:style-name="Standard">Kernel command line: console=ttyPS0,115200 earlycon root=/dev/ram0 rw</text:p>
      <text:p text:style-name="Standard">Dentry cache hash table entries: 131072 (order: 7, 524288 bytes, linear)</text:p>
      <text:p text:style-name="Standard">Inode-cache hash table entries: 65536 (order: 6, 262144 bytes, linear)</text:p>
      <text:p text:style-name="Standard">Built 1 zonelists, mobility grouping on. <text:s/>Total pages: 260608</text:p>
      <text:p text:style-name="Standard">mem auto-init: stack:all(zero), heap alloc:off, heap free:off</text:p>
      <text:p text:style-name="Standard">Memory: 990884K/1048576K available (7168K kernel code, 251K rwdata, 2128K rodata, 1024K init, 146K bss, 41308K reserved, 16384K cma-reserved, 245760K highmem)</text:p>
      <text:p text:style-name="Standard">SLUB: HWalign=64, Order=0-3, MinObjects=0, CPUs=2, Nodes=1</text:p>
      <text:p text:style-name="Standard">rcu: Preemptible hierarchical RCU implementation.</text:p>
      <text:p text:style-name="Standard">rcu: <text:s text:c="3"/>RCU event tracing is enabled.</text:p>
      <text:p text:style-name="Standard">rcu: <text:s text:c="3"/>RCU restricting CPUs from NR_CPUS=4 to nr_cpu_ids=2.</text:p>
      <text:p text:style-name="Standard">rcu: RCU calculated value of scheduler-enlistment delay is 10 jiffies.</text:p>
      <text:p text:style-name="Standard">rcu: Adjusting geometry for rcu_fanout_leaf=16, nr_cpu_ids=2</text:p>
      <text:p text:style-name="Standard">NR_IRQS: 16, nr_irqs: 16, preallocated irqs: 16</text:p>
      <text:p text:style-name="Standard">efuse mapped to (ptrval)</text:p>
      <text:p text:style-name="Standard">slcr mapped to (ptrval)</text:p>
      <text:p text:style-name="Standard">GIC physical location is 0xf8f01000</text:p>
      <text:p text:style-name="Standard">L2C: platform modifies aux control register: 0x00000000 -&gt; 0x00400000</text:p>
      <text:p text:style-name="Standard">L2C: DT/platform modifies aux control register: 0x00000000 -&gt; 0x00400000</text:p>
      <text:p text:style-name="Standard">L2C-310 errata 588369 769419 enabled</text:p>
      <text:p text:style-name="Standard">L2C-310 full line of zeros enabled for Cortex-A9</text:p>
      <text:p text:style-name="Standard">L2C-310 cache controller enabled, 8 ways, 64 kB</text:p>
      <text:p text:style-name="Standard">L2C-310: CACHE_ID 0x00000000, AUX_CTRL 0x00000000</text:p>
      <text:p text:style-name="Standard">rcu: srcu_init: Setting srcu_struct sizes based on contention.</text:p>
      <text:p text:style-name="Standard">zynq_clock_init: clkc starts at (ptrval)</text:p>
      <text:p text:style-name="Standard">Zynq clock init</text:p>
      <text:p text:style-name="Standard">sched_clock: 64 bits at 108MHz, resolution 9ns, wraps every 4398046511099ns</text:p>
      <text:p text:style-name="Standard">clocksource: arm_global_timer: mask: 0xffffffffffffffff max_cycles: 0x18fc27f592, max_idle_ns: 440795203333 ns</text:p>
      <text:p text:style-name="Standard">Switching to timer-based delay loop, resolution 9ns</text:p>
      <text:p text:style-name="Standard">Console: colour dummy device 80x30</text:p>
      <text:p text:style-name="Standard">Calibrating delay loop (skipped), value calculated using timer frequency.. 216.66 BogoMIPS (lpj=1083333)</text:p>
      <text:p text:style-name="Standard">CPU: Testing write buffer coherency: ok</text:p>
      <text:p text:style-name="Standard">CPU0: Spectre v2: using BPIALL workaround</text:p>
      <text:p text:style-name="Standard">pid_max: default: 32768 minimum: 301</text:p>
      <text:p text:style-name="Standard">Mount-cache hash table entries: 2048 (order: 1, 8192 bytes, linear)</text:p>
      <text:p text:style-name="Standard">Mountpoint-cache hash table entries: 2048 (order: 1, 8192 bytes, linear)</text:p>
      <text:p text:style-name="Standard">CPU0: thread -1, cpu 0, socket 0, mpidr 80000000</text:p>
      <text:p text:style-name="Standard">Setting up static identity map for 0x100000 - 0x100060</text:p>
      <text:p text:style-name="Standard">rcu: Hierarchical SRCU implementation.</text:p>
      <text:p text:style-name="Standard">rcu: <text:s text:c="3"/>Max phase no-delay instances is 1000.</text:p>
      <text:p text:style-name="Standard">smp: Bringing up secondary CPUs ...</text:p>
      <text:p text:style-name="Standard">CPU1: thread -1, cpu 1, socket 0, mpidr 80000001</text:p>
      <text:p text:style-name="Standard"><text:soft-page-break/>CPU1: Spectre v2: using BPIALL workaround</text:p>
      <text:p text:style-name="Standard">smp: Brought up 1 node, 2 CPUs</text:p>
      <text:p text:style-name="Standard">SMP: Total of 2 processors activated (433.33 BogoMIPS).</text:p>
      <text:p text:style-name="Standard">CPU: All CPU(s) started in SVC mode.</text:p>
      <text:p text:style-name="Standard">devtmpfs: initialized</text:p>
      <text:p text:style-name="Standard">VFP support v0.3: implementor 41 architecture 3 part 30 variant 9 rev 0</text:p>
      <text:p text:style-name="Standard">clocksource: jiffies: mask: 0xffffffff max_cycles: 0xffffffff, max_idle_ns: 19112604462750000 ns</text:p>
      <text:p text:style-name="Standard">futex hash table entries: 512 (order: 3, 32768 bytes, linear)</text:p>
      <text:p text:style-name="Standard">pinctrl core: initialized pinctrl subsystem</text:p>
      <text:p text:style-name="Standard">NET: Registered PF_NETLINK/PF_ROUTE protocol family</text:p>
      <text:p text:style-name="Standard">DMA: preallocated 256 KiB pool for atomic coherent allocations</text:p>
      <text:p text:style-name="Standard">thermal_sys: Registered thermal governor 'step_wise'</text:p>
      <text:p text:style-name="Standard">cpuidle: using governor menu</text:p>
      <text:p text:style-name="Standard">platform axi: Fixed dependency cycle(s) with /axi/interrupt-controller@f8f01000</text:p>
      <text:p text:style-name="Standard">platform replicator: Fixed dependency cycle(s) with /axi/etb@f8801000</text:p>
      <text:p text:style-name="Standard">amba f8801000.etb: Fixed dependency cycle(s) with /replicator</text:p>
      <text:p text:style-name="Standard">platform replicator: Fixed dependency cycle(s) with /axi/tpiu@f8803000</text:p>
      <text:p text:style-name="Standard">amba f8803000.tpiu: Fixed dependency cycle(s) with /replicator</text:p>
      <text:p text:style-name="Standard">platform replicator: Fixed dependency cycle(s) with /axi/funnel@f8804000</text:p>
      <text:p text:style-name="Standard">amba f8804000.funnel: Fixed dependency cycle(s) with /axi/ptm@f889d000</text:p>
      <text:p text:style-name="Standard">amba f8804000.funnel: Fixed dependency cycle(s) with /axi/ptm@f889c000</text:p>
      <text:p text:style-name="Standard">amba f8804000.funnel: Fixed dependency cycle(s) with /replicator</text:p>
      <text:p text:style-name="Standard">amba f8804000.funnel: Fixed dependency cycle(s) with /axi/ptm@f889c000</text:p>
      <text:p text:style-name="Standard">amba f889c000.ptm: Fixed dependency cycle(s) with /axi/funnel@f8804000</text:p>
      <text:p text:style-name="Standard">amba f8804000.funnel: Fixed dependency cycle(s) with /axi/ptm@f889d000</text:p>
      <text:p text:style-name="Standard">amba f889d000.ptm: Fixed dependency cycle(s) with /axi/funnel@f8804000</text:p>
      <text:p text:style-name="Standard">hw-breakpoint: debug architecture 0x4 unsupported.</text:p>
      <text:p text:style-name="Standard">SCSI subsystem initialized</text:p>
      <text:p text:style-name="Standard">usbcore: registered new interface driver usbfs</text:p>
      <text:p text:style-name="Standard">usbcore: registered new interface driver hub</text:p>
      <text:p text:style-name="Standard">usbcore: registered new device driver usb</text:p>
      <text:p text:style-name="Standard">mc: Linux media interface: v0.10</text:p>
      <text:p text:style-name="Standard">videodev: Linux video capture interface: v2.00</text:p>
      <text:p text:style-name="Standard">pps_core: LinuxPPS API ver. 1 registered</text:p>
      <text:p text:style-name="Standard">pps_core: Software ver. 5.3.6 - Copyright 2005-2007 Rodolfo Giometti &lt;giometti@linux.it&gt;</text:p>
      <text:p text:style-name="Standard">PTP clock support registered</text:p>
      <text:p text:style-name="Standard">EDAC MC: Ver: 3.0.0</text:p>
      <text:p text:style-name="Standard">FPGA manager framework</text:p>
      <text:p text:style-name="Standard">Advanced Linux Sound Architecture Driver Initialized.</text:p>
      <text:p text:style-name="Standard">vgaarb: loaded</text:p>
      <text:p text:style-name="Standard">clocksource: Switched to clocksource arm_global_timer</text:p>
      <text:p text:style-name="Standard">NET: Registered PF_INET protocol family</text:p>
      <text:p text:style-name="Standard">IP idents hash table entries: 16384 (order: 5, 131072 bytes, linear)</text:p>
      <text:p text:style-name="Standard">tcp_listen_portaddr_hash hash table entries: 512 (order: 0, 4096 bytes, linear)</text:p>
      <text:p text:style-name="Standard">Table-perturb hash table entries: 65536 (order: 6, 262144 bytes, linear)</text:p>
      <text:p text:style-name="Standard">TCP established hash table entries: 8192 (order: 3, 32768 bytes, linear)</text:p>
      <text:p text:style-name="Standard">TCP bind hash table entries: 8192 (order: 5, 131072 bytes, linear)</text:p>
      <text:p text:style-name="Standard">TCP: Hash tables configured (established 8192 bind 8192)</text:p>
      <text:p text:style-name="Standard">UDP hash table entries: 512 (order: 2, 16384 bytes, linear)</text:p>
      <text:p text:style-name="Standard"><text:soft-page-break/>UDP-Lite hash table entries: 512 (order: 2, 16384 bytes, linear)</text:p>
      <text:p text:style-name="Standard">NET: Registered PF_UNIX/PF_LOCAL protocol family</text:p>
      <text:p text:style-name="Standard">RPC: Registered named UNIX socket transport module.</text:p>
      <text:p text:style-name="Standard">RPC: Registered udp transport module.</text:p>
      <text:p text:style-name="Standard">RPC: Registered tcp transport module.</text:p>
      <text:p text:style-name="Standard">RPC: Registered tcp-with-tls transport module.</text:p>
      <text:p text:style-name="Standard">RPC: Registered tcp NFSv4.1 backchannel transport module.</text:p>
      <text:p text:style-name="Standard">PCI: CLS 0 bytes, default 64</text:p>
      <text:p text:style-name="Standard">armv7-pmu f8891000.pmu: hw perfevents: no interrupt-affinity property, guessing.</text:p>
      <text:p text:style-name="Standard">Trying to unpack rootfs image as initramfs...</text:p>
      <text:p text:style-name="Standard">hw perfevents: enabled with armv7_cortex_a9 PMU driver, 7 counters available</text:p>
      <text:p text:style-name="Standard">workingset: timestamp_bits=30 max_order=18 bucket_order=0</text:p>
      <text:p text:style-name="Standard">jffs2: version 2.2. (NAND) (SUMMARY) <text:s/>© 2001-2006 Red Hat, Inc.</text:p>
      <text:p text:style-name="Standard">bounce: pool size: 64 pages</text:p>
      <text:p text:style-name="Standard">io scheduler mq-deadline registered</text:p>
      <text:p text:style-name="Standard">io scheduler kyber registered</text:p>
      <text:p text:style-name="Standard">io scheduler bfq registered</text:p>
      <text:p text:style-name="Standard">zynq-pinctrl 700.pinctrl: zynq pinctrl initialized</text:p>
      <text:p text:style-name="Standard">dma-pl330 f8003000.dma-controller: Loaded driver for PL330 DMAC-241330</text:p>
      <text:p text:style-name="Standard">dma-pl330 f8003000.dma-controller: <text:s text:c="5"/>DBUFF-256x8bytes Num_Chans-8 Num_Peri-4 Num_Events-16</text:p>
      <text:p text:style-name="Standard">brd: module loaded</text:p>
      <text:p text:style-name="Standard">loop: module loaded</text:p>
      <text:p text:style-name="Standard">spi-nor spi0.0: n25q128a11 (16384 Kbytes)</text:p>
      <text:p text:style-name="Standard">5 fixed-partitions partitions found on MTD device spi0.0</text:p>
      <text:p text:style-name="Standard">Creating 5 MTD partitions on "spi0.0":</text:p>
      <text:p text:style-name="Standard">0x000000000000-0x000000100000 : "qspi-fsbl-uboot"</text:p>
      <text:p text:style-name="Standard">0x000000100000-0x000000600000 : "qspi-linux"</text:p>
      <text:p text:style-name="Standard">0x000000600000-0x000000620000 : "qspi-device-tree"</text:p>
      <text:p text:style-name="Standard">0x000000620000-0x000000c00000 : "qspi-rootfs"</text:p>
      <text:p text:style-name="Standard">0x000000c00000-0x000001000000 : "qspi-bitstream"</text:p>
      <text:p text:style-name="Standard">CAN device driver interface</text:p>
      <text:p text:style-name="Standard">Freeing initrd memory: 19904K</text:p>
      <text:p text:style-name="Standard">macb e000b000.ethernet eth0: Cadence GEM rev 0x00020118 at 0xe000b000 irq 40 (00:0a:35:00:1e:53)</text:p>
      <text:p text:style-name="Standard">e1000e: Intel(R) PRO/1000 Network Driver</text:p>
      <text:p text:style-name="Standard">e1000e: Copyright(c) 1999 - 2015 Intel Corporation.</text:p>
      <text:p text:style-name="Standard">usbcore: registered new interface driver usb-storage</text:p>
      <text:p text:style-name="Standard">ULPI transceiver vendor/product ID 0x0000/0x0000</text:p>
      <text:p text:style-name="Standard">ULPI integrity check: failed!</text:p>
      <text:p text:style-name="Standard">ci_hdrc ci_hdrc.0: unable to init phy: -19</text:p>
      <text:p text:style-name="Standard">i2c_dev: i2c /dev entries driver</text:p>
      <text:p text:style-name="Standard">i2c i2c-0: using pinctrl states for GPIO recovery</text:p>
      <text:p text:style-name="Standard">i2c i2c-0: using generic GPIOs for recovery</text:p>
      <text:p text:style-name="Standard">cdns-i2c e0004000.i2c: 400 kHz mmio e0004000 irq 41</text:p>
      <text:p text:style-name="Standard">pca954x 0-0074: supply vdd not found, using dummy regulator</text:p>
      <text:p text:style-name="Standard">si570 1-005d: registered, current frequency 148500000 Hz</text:p>
      <text:p text:style-name="Standard">i2c i2c-0: Added multiplexed i2c bus 1</text:p>
      <text:p text:style-name="Standard">i2c i2c-0: Added multiplexed i2c bus 2</text:p>
      <text:p text:style-name="Standard"><text:soft-page-break/>at24 3-0054: supply vcc not found, using dummy regulator</text:p>
      <text:p text:style-name="Standard">i2c i2c-0: Added multiplexed i2c bus 3</text:p>
      <text:p text:style-name="Standard">i2c i2c-0: Added multiplexed i2c bus 4</text:p>
      <text:p text:style-name="Standard">rtc-pcf8563 5-0051: pcf8563_write_block_data: err=-6 addr=0e, data=03</text:p>
      <text:p text:style-name="Standard">rtc-pcf8563 5-0051: pcf8563_probe: write error</text:p>
      <text:p text:style-name="Standard">rtc-pcf8563: probe of 5-0051 failed with error -5</text:p>
      <text:p text:style-name="Standard">i2c i2c-0: Added multiplexed i2c bus 5</text:p>
      <text:p text:style-name="Standard">i2c i2c-0: Added multiplexed i2c bus 6</text:p>
      <text:p text:style-name="Standard">i2c i2c-0: Added multiplexed i2c bus 7</text:p>
      <text:p text:style-name="Standard">i2c i2c-0: Added multiplexed i2c bus 8</text:p>
      <text:p text:style-name="Standard">pca954x 0-0074: registered 8 multiplexed busses for I2C switch pca9548</text:p>
      <text:p text:style-name="Standard">ucd9200 8-0034: Failed to read device ID</text:p>
      <text:p text:style-name="Standard">ucd9200 8-0035: Failed to read device ID</text:p>
      <text:p text:style-name="Standard">ucd9200 8-0036: Failed to read device ID</text:p>
      <text:p text:style-name="Standard">cdns-wdt f8005000.watchdog: Xilinx Watchdog Timer with timeout 10s</text:p>
      <text:p text:style-name="Standard">EDAC MC: ECC not enabled</text:p>
      <text:p text:style-name="Standard">Xilinx Zynq CpuIdle Driver started</text:p>
      <text:p text:style-name="Standard">sdhci: Secure Digital Host Controller Interface driver</text:p>
      <text:p text:style-name="Standard">sdhci: Copyright(c) Pierre Ossman</text:p>
      <text:p text:style-name="Standard">sdhci-pltfm: SDHCI platform and OF driver helper</text:p>
      <text:p text:style-name="Standard">ledtrig-cpu: registered to indicate activity on CPUs</text:p>
      <text:p text:style-name="Standard">clocksource: ttc_clocksource: mask: 0xffff max_cycles: 0xffff, max_idle_ns: 826992825 ns</text:p>
      <text:p text:style-name="Standard">timer #0 at (ptrval), irq=44</text:p>
      <text:p text:style-name="Standard">usbcore: registered new interface driver usbhid</text:p>
      <text:p text:style-name="Standard">usbhid: USB HID core driver</text:p>
      <text:p text:style-name="Standard">fpga_manager fpga0: Xilinx Zynq FPGA Manager registered</text:p>
      <text:p text:style-name="Standard">NET: Registered PF_INET6 protocol family</text:p>
      <text:p text:style-name="Standard">Segment Routing with IPv6</text:p>
      <text:p text:style-name="Standard">In-situ OAM (IOAM) with IPv6</text:p>
      <text:p text:style-name="Standard">sit: IPv6, IPv4 and MPLS over IPv4 tunneling driver</text:p>
      <text:p text:style-name="Standard">NET: Registered PF_PACKET protocol family</text:p>
      <text:p text:style-name="Standard">can: controller area network core</text:p>
      <text:p text:style-name="Standard">NET: Registered PF_CAN protocol family</text:p>
      <text:p text:style-name="Standard">can: raw protocol</text:p>
      <text:p text:style-name="Standard">can: broadcast manager protocol</text:p>
      <text:p text:style-name="Standard">can: netlink gateway - max_hops=1</text:p>
      <text:p text:style-name="Standard">Registering SWP/SWPB emulation handler</text:p>
      <text:p text:style-name="Standard">e0001000.serial: ttyPS0 at MMIO 0xe0001000 (irq = 47, base_baud = 992063) is a xuartps</text:p>
      <text:p text:style-name="Standard">printk: console [ttyPS0] enabled</text:p>
      <text:p text:style-name="Standard">printk: console [ttyPS0] enabled</text:p>
      <text:p text:style-name="Standard">printk: bootconsole [cdns0] disabled</text:p>
      <text:p text:style-name="Standard">printk: bootconsole [cdns0] disabled</text:p>
      <text:p text:style-name="Standard">of-fpga-region fpga-region: FPGA Region probed</text:p>
      <text:p text:style-name="Standard">input: gpio-keys as /devices/soc0/gpio-keys/input/input0</text:p>
      <text:p text:style-name="Standard">of_cfs_init</text:p>
      <text:p text:style-name="Standard">of_cfs_init: OK</text:p>
      <text:p text:style-name="Standard">clk: Disabling unused clocks</text:p>
      <text:p text:style-name="Standard">ALSA device list:</text:p>
      <text:p text:style-name="Standard"><text:s text:c="2"/>No soundcards found.</text:p>
      <text:p text:style-name="Standard"><text:soft-page-break/>mmc0: SDHCI controller on e0100000.mmc [e0100000.mmc] using ADMA 64-bit</text:p>
      <text:p text:style-name="Standard">Freeing unused kernel image (initmem) memory: 1024K</text:p>
      <text:p text:style-name="Standard">Run /init as init process</text:p>
      <text:p text:style-name="Standard">INIT: version 3.04 booting</text:p>
      <text:p text:style-name="Standard">Starting udev</text:p>
      <text:p text:style-name="Standard">udevd[77]: starting version 3.2.14</text:p>
      <text:p text:style-name="Standard">random: crng init done</text:p>
      <text:p text:style-name="Standard">udevd[78]: starting eudev-3.2.14</text:p>
      <text:p text:style-name="Standard">macb e000b000.ethernet enx000a35001e53: renamed from eth0</text:p>
      <text:p text:style-name="Standard">hwclock: can't open '/dev/misc/rtc': No such file or directory</text:p>
      <text:p text:style-name="Standard">Fri Mar <text:s/>9 12:34:56 UTC 2018</text:p>
      <text:p text:style-name="Standard">hwclock: can't open '/dev/misc/rtc': No such file or directory</text:p>
      <text:p text:style-name="Standard">hwclock: can't open '/dev/misc/rtc': No such file or directory</text:p>
      <text:p text:style-name="Standard">INIT: Entering runlevel: 5</text:p>
      <text:p text:style-name="Standard">Configuring network interfaces... udhcpc: SIOCGIFINDEX: No such device</text:p>
      <text:p text:style-name="Standard">ifup: failed to bring up eth0</text:p>
      <text:p text:style-name="Standard">udhcpc: started, v1.36.1</text:p>
      <text:p text:style-name="Standard">macb e000b000.ethernet enx000a35001e53: PHY [e000b000.ethernet-ffffffff:07] driver [Marvell 88E1149R] (irq=POLL)</text:p>
      <text:p text:style-name="Standard">macb e000b000.ethernet enx000a35001e53: configuring for phy/rgmii-id link mode</text:p>
      <text:p text:style-name="Standard">udhcpc: broadcasting discover</text:p>
      <text:p text:style-name="Standard">macb e000b000.ethernet enx000a35001e53: Link is Up - 1Gbps/Full - flow control tx</text:p>
      <text:p text:style-name="Standard">udhcpc: broadcasting select for 10.0.2.15, server 10.0.2.2</text:p>
      <text:p text:style-name="Standard">udhcpc: lease of 10.0.2.15 obtained from 10.0.2.2, lease time 86400</text:p>
      <text:p text:style-name="Standard">/etc/udhcpc.d/50default: Adding DNS 10.0.2.3</text:p>
      <text:p text:style-name="Standard">Starting OpenBSD Secure Shell server: sshd</text:p>
      <text:p text:style-name="Standard"><text:s text:c="2"/>generating ssh RSA host key...</text:p>
      <text:p text:style-name="Standard"><text:s text:c="2"/>generating ssh ECDSA host key...</text:p>
      <text:p text:style-name="Standard"><text:s text:c="2"/>generating ssh ED25519 host key...</text:p>
      <text:p text:style-name="Standard">done.</text:p>
      <text:p text:style-name="Standard">Starting rpcbind daemon...done.</text:p>
      <text:p text:style-name="Standard">starting statd: done</text:p>
      <text:p text:style-name="Standard">Starting internet superserver: inetd.</text:p>
      <text:p text:style-name="Standard">NFS daemon support not enabled in kernel</text:p>
      <text:p text:style-name="Standard">Starting syslogd/klogd: done</text:p>
      <text:p text:style-name="Standard">Starting tcf-agent: OK</text:p>
      <text:p text:style-name="Standard"/>
      <text:p text:style-name="Standard">********************************************************************************************</text:p>
      <text:p text:style-name="Standard">The PetaLinux source code and images provided/generated are for demonstration purposes only.</text:p>
      <text:p text:style-name="Standard">Please refer to https://xilinx-wiki.atlassian.net/wiki/spaces/A/pages/2741928025/Moving+from+PetaLinux+to+Production+Deployment</text:p>
      <text:p text:style-name="Standard">for more details.</text:p>
      <text:p text:style-name="Standard">********************************************************************************************</text:p>
      <text:p text:style-name="Standard">PetaLinux 2024.2+release-S11061705 xilinx-zc702-xsct-2024_2 ttyPS0</text:p>
      <text:p text:style-name="Standard"/>
      <text:p text:style-name="Standard">xilinx-zc702-xsct-2024_2 login: amba f8801000.etb: deferred probe pending</text:p>
      <text:p text:style-name="Standard"><text:soft-page-break/>amba f8803000.tpiu: deferred probe pending</text:p>
      <text:p text:style-name="Standard">amba f8804000.funnel: deferred probe pending</text:p>
      <text:p text:style-name="Standard">amba f889c000.ptm: deferred probe pending</text:p>
      <text:p text:style-name="Standard">amba f889d000.ptm: deferred probe pending</text:p>
      <text:p text:style-name="Standard"/>
      <text:p text:style-name="Standard">xilinx-zc702-xsct-2024_2 login: root</text:p>
      <text:p text:style-name="Standard">Password:</text:p>
      <text:p text:style-name="Standard"/>
      <text:p text:style-name="Standard">Login incorrect</text:p>
      <text:p text:style-name="Standard">xilinx-zc702-xsct-2024_2 login:</text:p>
      <text:p text:style-name="Standard"/>
      <text:p text:style-name="Standard"/>
      <text:p text:style-name="Standard">xilinx-zc702-xsct-2024_2 login: petalinux</text:p>
      <text:p text:style-name="Standard">You are required to change your password immediately (administrator enforced).</text:p>
      <text:p text:style-name="Standard">New password:iloveyou</text:p>
      <text:p text:style-name="Standard">Retype new password:iloveyou</text:p>
      <text:p text:style-name="Standard">xilinx-zc702-xsct-2024_2:~$</text:p>
      <text:p text:style-name="Standard">xilinx-zc702-xsct-2024_2:~$ ifconfig</text:p>
      <text:p text:style-name="Standard">enx000a35001e53 Link encap:Ethernet <text:s/>HWaddr 00:0A:35:00:1E:53</text:p>
      <text:p text:style-name="Standard"><text:s text:c="10"/>inet addr:10.0.2.15 <text:s/>Bcast:10.0.2.255 <text:s/>Mask:255.255.255.0</text:p>
      <text:p text:style-name="Standard"><text:s text:c="10"/>inet6 addr: fe80::20a:35ff:fe00:1e53/64 Scope:Link</text:p>
      <text:p text:style-name="Standard"><text:s text:c="10"/>inet6 addr: fec0::20a:35ff:fe00:1e53/64 Scope:Site</text:p>
      <text:p text:style-name="Standard"><text:s text:c="10"/>UP BROADCAST RUNNING MULTICAST <text:s/>MTU:1500 <text:s/>Metric:1</text:p>
      <text:p text:style-name="Standard"><text:s text:c="10"/>RX packets:3 errors:0 dropped:0 overruns:0 frame:0</text:p>
      <text:p text:style-name="Standard"><text:s text:c="10"/>TX packets:21 errors:0 dropped:0 overruns:0 carrier:0</text:p>
      <text:p text:style-name="Standard"><text:s text:c="10"/>collisions:0 txqueuelen:1000</text:p>
      <text:p text:style-name="Standard"><text:s text:c="10"/>RX bytes:1248 (1.2 KiB) <text:s/>TX bytes:4134 (4.0 KiB)</text:p>
      <text:p text:style-name="Standard"><text:s text:c="10"/>Interrupt:40 Base address:0xb000</text:p>
      <text:p text:style-name="Standard"/>
      <text:p text:style-name="Standard">lo <text:s text:c="7"/>Link encap:Local Loopback</text:p>
      <text:p text:style-name="Standard"><text:s text:c="10"/>inet addr:127.0.0.1 <text:s/>Mask:255.0.0.0</text:p>
      <text:p text:style-name="Standard"><text:s text:c="10"/>inet6 addr: ::1/128 Scope:Host</text:p>
      <text:p text:style-name="Standard"><text:s text:c="10"/>UP LOOPBACK RUNNING <text:s/>MTU:65536 <text:s/>Metric:1</text:p>
      <text:p text:style-name="Standard"><text:s text:c="10"/>RX packets:2 errors:0 dropped:0 overruns:0 frame:0</text:p>
      <text:p text:style-name="Standard"><text:s text:c="10"/>TX packets:2 errors:0 dropped:0 overruns:0 carrier:0</text:p>
      <text:p text:style-name="Standard"><text:s text:c="10"/>collisions:0 txqueuelen:1000</text:p>
      <text:p text:style-name="Standard"><text:s text:c="10"/>RX bytes:140 (140.0 B) <text:s/>TX bytes:140 (140.0 B)</text:p>
      <text:p text:style-name="Standard"/>
      <text:p text:style-name="Standard">xilinx-zc702-xsct-2024_2:~$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T Mono" svg:font-family="'PT Mono', monospace, monospace, 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hid Jabeen</meta:initial-creator>
    <meta:creation-date>2025-04-18T08:51:20.38</meta:creation-date>
    <dc:date>2025-07-02T14:00:48.60</dc:date>
    <dc:creator>Nahid Jabeen</dc:creator>
    <meta:editing-duration>PT1H16M36S</meta:editing-duration>
    <meta:editing-cycles>9</meta:editing-cycles>
    <meta:generator>OpenOffice/4.1.15$Win32 OpenOffice.org_project/4115m2$Build-9813</meta:generator>
    <meta:document-statistic meta:table-count="0" meta:image-count="0" meta:object-count="0" meta:page-count="31" meta:paragraph-count="990" meta:word-count="6243" meta:character-count="64961"/>
  </office:meta>
</office:document-meta>
</file>